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6.46pt"/>
    </style:style>
    <style:style style:name="co19" style:family="table-column">
      <style:table-column-properties fo:break-before="auto" style:column-width="68.71pt"/>
    </style:style>
    <style:style style:name="ro1" style:family="table-row">
      <style:table-row-properties style:row-height="5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52.21pt" fo:break-before="auto" style:use-optimal-row-height="true"/>
    </style:style>
    <style:style style:name="ta1" style:family="table" style:master-page-name="PageStyle_5f_Ties_20_Thermal_20_Vulnerability">
      <style:table-properties table:display="true" style:writing-mode="lr-tb"/>
    </style:style>
    <style:style style:name="ta2" style:family="table" style:master-page-name="PageStyle_5f_Voltage_20_and_20_Phase_20_Fractional_20_Populations">
      <style:table-properties table:display="true" style:writing-mode="lr-tb"/>
    </style:style>
    <style:style style:name="ta3" style:family="table" style:master-page-name="PageStyle_5f_GIC_20_per_20_Phase_20_per_20_Unit_20_Fiel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fo:wrap-option="wrap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column table:style-name="co17" table:default-cell-style-name="Default"/>
        <table:table-row table:style-name="ro1">
          <table:table-cell table:style-name="ce52" office:value-type="string" calcext:value-type="string">
            <text:p>Approximate Voltage Class</text:p>
          </table:table-cell>
          <table:table-cell table:style-name="ce52" office:value-type="string" calcext:value-type="string">
            <text:p>Voltage Rating</text:p>
          </table:table-cell>
          <table:table-cell table:style-name="ce52" office:value-type="string" calcext:value-type="string">
            <text:p>phase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MVA</text:p>
          </table:table-cell>
          <table:table-cell table:style-name="ce52" office:value-type="string" calcext:value-type="string">
            <text:p>wound limb</text:p>
          </table:table-cell>
          <table:table-cell table:style-name="ce52" office:value-type="string" calcext:value-type="string">
            <text:p>return</text:p>
          </table:table-cell>
          <table:table-cell table:style-name="ce52" office:value-type="string" calcext:value-type="string">
            <text:p>Estimated GIC per Phase Per Unit E field (A/(V/km))</text:p>
          </table:table-cell>
          <table:table-cell table:style-name="ce52" office:value-type="string" calcext:value-type="string">
            <text:p>Estimated Fractional Population of the voltage and phase class</text:p>
          </table:table-cell>
          <table:table-cell table:style-name="ce52" office:value-type="string" calcext:value-type="string">
            <text:p>Assumed Fractional Population of Type for this voltage class</text:p>
          </table:table-cell>
          <table:table-cell table:style-name="ce52" office:value-type="string" calcext:value-type="string">
            <text:p>Assumed Fractional Population For this voltage class and phase</text:p>
          </table:table-cell>
          <table:table-cell table:style-name="ce52" office:value-type="string" calcext:value-type="string">
            <text:p>This transformer type fractional population</text:p>
          </table:table-cell>
          <table:table-cell table:style-name="ce52" office:value-type="string" calcext:value-type="string">
            <text:p>Asymptotic Temp rise at 0 A GIC ( design 2)</text:p>
          </table:table-cell>
          <table:table-cell table:style-name="ce52" office:value-type="string" calcext:value-type="string">
            <text:p>Asymptotic <text:s/>Temp rise at 10 A GIC (design 2)</text:p>
          </table:table-cell>
          <table:table-cell table:style-name="ce52" office:value-type="string" calcext:value-type="string">
            <text:p>Asymptotic <text:s/>Temp rise at 20 A GIC (design 2)</text:p>
          </table:table-cell>
          <table:table-cell table:style-name="ce52" office:value-type="string" calcext:value-type="string">
            <text:p>Asymptotic <text:s/>Temp rise at 40 A GIC (design 2)</text:p>
          </table:table-cell>
          <table:table-cell table:style-name="ce52" office:value-type="string" calcext:value-type="string">
            <text:p>Asymptotic <text:s/>Temp rise at 50 A GIC (design 2)</text:p>
          </table:table-cell>
          <table:table-cell table:style-name="ce52" office:value-type="string" calcext:value-type="string">
            <text:p>Asymptotic Temp rise at 100 A GIC ( design 2)</text:p>
          </table:table-cell>
          <table:table-cell table:style-name="ce52" office:value-type="string" calcext:value-type="string">
            <text:p>Asymptotic <text:s/>Temp rise at 200 A GIC (design 2)</text:p>
          </table:table-cell>
          <table:table-cell table:style-name="ce52" office:value-type="string" calcext:value-type="string">
            <text:p>This transformer age 25-40 (25% of transformers, 160C short term limit) Fractional Population </text:p>
          </table:table-cell>
          <table:table-cell table:style-name="ce52" office:value-type="string" calcext:value-type="string">
            <text:p>This transformer age 0-25 (36% of transformers, 180C short term limit) Fractional Population </text:p>
          </table:table-cell>
          <table:table-cell table:style-name="ce52" office:value-type="string" calcext:value-type="string">
            <text:p>This transformer age &gt;40 (39% of transformers, 140C short term limit) Fractional Population </text:p>
          </table:table-cell>
          <table:table-cell table:style-name="ce84" office:value-type="string" calcext:value-type="string">
            <text:p>height y axis (pixels)</text:p>
          </table:table-cell>
          <table:table-cell table:style-name="ce84" office:value-type="string" calcext:value-type="string">
            <text:p>Temp range y axis (K)</text:p>
          </table:table-cell>
          <table:table-cell table:style-name="ce84" office:value-type="string" calcext:value-type="string">
            <text:p>width x axis (pixels)</text:p>
          </table:table-cell>
          <table:table-cell table:style-name="ce84" office:value-type="string" calcext:value-type="string">
            <text:p>Time range x axis (seconds)</text:p>
          </table:table-cell>
          <table:table-cell table:style-name="ce84" office:value-type="string" calcext:value-type="string">
            <text:p>Height 100C to 200C (pixels)</text:p>
          </table:table-cell>
          <table:table-cell table:style-name="ce84" office:value-type="string" calcext:value-type="string">
            <text:p>63% of height (px)</text:p>
          </table:table-cell>
          <table:table-cell table:style-name="ce84" office:value-type="string" calcext:value-type="string">
            <text:p>pixels along x for 63% height</text:p>
          </table:table-cell>
          <table:table-cell table:style-name="ce84" office:value-type="string" calcext:value-type="string">
            <text:p>time constant (s)</text:p>
          </table:table-cell>
          <table:table-cell table:style-name="ce84" office:value-type="string" calcext:value-type="string">
            <text:p>time constant (m)</text:p>
          </table:table-cell>
          <table:table-cell office:value-type="string" calcext:value-type="string">
            <text:p>index</text:p>
          </table:table-cell>
        </table:table-row>
        <table:table-row table:style-name="ro2">
          <table:table-cell office:value-type="string" calcext:value-type="string">
            <text:p>voltageClas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GICperE</text:p>
          </table:table-cell>
          <table:table-cell office:value-type="string" calcext:value-type="string">
            <text:p>voltagePhasePercent</text:p>
          </table:table-cell>
          <table:table-cell office:value-type="string" calcext:value-type="string">
            <text:p>fractionTypeAtVoltage</text:p>
          </table:table-cell>
          <table:table-cell table:number-columns-repeated="2"/>
          <table:table-cell office:value-type="string" calcext:value-type="string">
            <text:p>temprise0</text:p>
          </table:table-cell>
          <table:table-cell office:value-type="string" calcext:value-type="string">
            <text:p>temprise10</text:p>
          </table:table-cell>
          <table:table-cell office:value-type="string" calcext:value-type="string">
            <text:p>temprise20</text:p>
          </table:table-cell>
          <table:table-cell office:value-type="string" calcext:value-type="string">
            <text:p>temprise40</text:p>
          </table:table-cell>
          <table:table-cell office:value-type="string" calcext:value-type="string">
            <text:p>temprise50</text:p>
          </table:table-cell>
          <table:table-cell office:value-type="string" calcext:value-type="string">
            <text:p>temprise100</text:p>
          </table:table-cell>
          <table:table-cell office:value-type="string" calcext:value-type="string">
            <text:p>temprise200</text:p>
          </table:table-cell>
          <table:table-cell office:value-type="string" calcext:value-type="string">
            <text:p>pop25to40</text:p>
          </table:table-cell>
          <table:table-cell office:value-type="string" calcext:value-type="string">
            <text:p>pop0to25</text:p>
          </table:table-cell>
          <table:table-cell office:value-type="string" calcext:value-type="string">
            <text:p>pop40plus</text:p>
          </table:table-cell>
          <table:table-cell table:style-name="ce84" table:number-columns-repeated="7"/>
          <table:table-cell table:style-name="ce84" office:value-type="string" calcext:value-type="string">
            <text:p>tau</text:p>
          </table:table-cell>
          <table:table-cell table:style-name="ce84"/>
          <table:table-cell/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6" calcext:value-type="float">
            <text:p>526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GSU</text:p>
          </table:table-cell>
          <table:table-cell table:style-name="ce57" office:value-type="string" calcext:value-type="string">
            <text:p>Tie1</text:p>
          </table:table-cell>
          <table:table-cell table:style-name="ce53" office:value-type="float" office:value="92" calcext:value-type="float">
            <text:p>92</text:p>
          </table:table-cell>
          <table:table-cell table:style-name="ce57" office:value-type="string" calcext:value-type="string">
            <text:p>one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3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3]*[.J3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62.6" calcext:value-type="float">
            <text:p>62.6</text:p>
          </table:table-cell>
          <table:table-cell table:style-name="ce61" office:value-type="float" office:value="101" calcext:value-type="float">
            <text:p>101</text:p>
          </table:table-cell>
          <table:table-cell table:style-name="ce61" office:value-type="float" office:value="128.7" calcext:value-type="float">
            <text:p>128.7</text:p>
          </table:table-cell>
          <table:table-cell table:style-name="ce61" office:value-type="float" office:value="134.5" calcext:value-type="float">
            <text:p>134.5</text:p>
          </table:table-cell>
          <table:table-cell table:style-name="ce79" office:value-type="float" office:value="150.4" calcext:value-type="float">
            <text:p>150.4</text:p>
          </table:table-cell>
          <table:table-cell table:style-name="ce79" office:value-type="float" office:value="167.2" calcext:value-type="float">
            <text:p>167.2</text:p>
          </table:table-cell>
          <table:table-cell table:style-name="ce61" table:formula="of:=0.25*[.M3]" office:value-type="float" office:value="0.00383812165642957" calcext:value-type="float">
            <text:p>0.00383812165643</text:p>
          </table:table-cell>
          <table:table-cell table:style-name="ce61" table:formula="of:=0.36*[.M3]" office:value-type="float" office:value="0.00552689518525858" calcext:value-type="float">
            <text:p>0.005526895185259</text:p>
          </table:table-cell>
          <table:table-cell table:style-name="ce61" table:formula="of:=0.39*[.M3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formula="of:=0.63*[.AB3]" office:value-type="float" office:value="18.27" calcext:value-type="float">
            <text:p>18.2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[.AD3]/[.Z3]*[.AA3]" office:value-type="float" office:value="504.841402337229" calcext:value-type="float">
            <text:p>504.841402337229</text:p>
          </table:table-cell>
          <table:table-cell table:style-name="ce61" table:formula="of:=[.AE3]/60" office:value-type="float" office:value="8.41402337228715" calcext:value-type="float">
            <text:p>8.41402337228715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2</text:p>
          </table:table-cell>
          <table:table-cell table:style-name="ce53" office:value-type="float" office:value="374" calcext:value-type="float">
            <text:p>374</text:p>
          </table:table-cell>
          <table:table-cell table:style-name="ce57" office:value-type="string" calcext:value-type="string">
            <text:p>one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4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4]*[.J4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7.3" calcext:value-type="float">
            <text:p>37.3</text:p>
          </table:table-cell>
          <table:table-cell table:style-name="ce61" office:value-type="float" office:value="71.1" calcext:value-type="float">
            <text:p>71.1</text:p>
          </table:table-cell>
          <table:table-cell table:style-name="ce61" office:value-type="float" office:value="110.3" calcext:value-type="float">
            <text:p>110.3</text:p>
          </table:table-cell>
          <table:table-cell table:style-name="ce61" office:value-type="float" office:value="121" calcext:value-type="float">
            <text:p>121</text:p>
          </table:table-cell>
          <table:table-cell table:style-name="ce79" office:value-type="float" office:value="152.4" calcext:value-type="float">
            <text:p>152.4</text:p>
          </table:table-cell>
          <table:table-cell table:style-name="ce79" office:value-type="float" office:value="187.3" calcext:value-type="float">
            <text:p>187.3</text:p>
          </table:table-cell>
          <table:table-cell table:style-name="ce61" table:formula="of:=0.25*[.M4]" office:value-type="float" office:value="0.00383812165642957" calcext:value-type="float">
            <text:p>0.00383812165643</text:p>
          </table:table-cell>
          <table:table-cell table:style-name="ce61" table:formula="of:=0.36*[.M4]" office:value-type="float" office:value="0.00552689518525858" calcext:value-type="float">
            <text:p>0.005526895185259</text:p>
          </table:table-cell>
          <table:table-cell table:style-name="ce61" table:formula="of:=0.39*[.M4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54" calcext:value-type="float">
            <text:p>54</text:p>
          </table:table-cell>
          <table:table-cell table:style-name="ce61" table:formula="of:=0.63*[.AB4]" office:value-type="float" office:value="34.02" calcext:value-type="float">
            <text:p>34.02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[.AD4]/[.Z4]*[.AA4]" office:value-type="float" office:value="504.841402337229" calcext:value-type="float">
            <text:p>504.841402337229</text:p>
          </table:table-cell>
          <table:table-cell table:style-name="ce61" table:formula="of:=[.AE4]/60" office:value-type="float" office:value="8.41402337228715" calcext:value-type="float">
            <text:p>8.41402337228715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3</text:p>
          </table:table-cell>
          <table:table-cell table:style-name="ce53" office:value-type="float" office:value="500" calcext:value-type="float">
            <text:p>500</text:p>
          </table:table-cell>
          <table:table-cell table:style-name="ce57" office:value-type="string" calcext:value-type="string">
            <text:p>two</text:p>
          </table:table-cell>
          <table:table-cell table:style-name="ce57" office:value-type="string" calcext:value-type="string">
            <text:p>no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5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5]*[.J5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8.5" calcext:value-type="float">
            <text:p>28.5</text:p>
          </table:table-cell>
          <table:table-cell table:style-name="ce61" office:value-type="float" office:value="60.2" calcext:value-type="float">
            <text:p>60.2</text:p>
          </table:table-cell>
          <table:table-cell table:style-name="ce61" office:value-type="float" office:value="98.5" calcext:value-type="float">
            <text:p>98.5</text:p>
          </table:table-cell>
          <table:table-cell table:style-name="ce61" office:value-type="float" office:value="110.6" calcext:value-type="float">
            <text:p>110.6</text:p>
          </table:table-cell>
          <table:table-cell table:style-name="ce79" office:value-type="float" office:value="140.1" calcext:value-type="float">
            <text:p>140.1</text:p>
          </table:table-cell>
          <table:table-cell table:style-name="ce79" office:value-type="float" office:value="175.8" calcext:value-type="float">
            <text:p>175.8</text:p>
          </table:table-cell>
          <table:table-cell table:style-name="ce61" table:formula="of:=0.25*[.M5]" office:value-type="float" office:value="0.00383812165642957" calcext:value-type="float">
            <text:p>0.00383812165643</text:p>
          </table:table-cell>
          <table:table-cell table:style-name="ce61" table:formula="of:=0.36*[.M5]" office:value-type="float" office:value="0.00552689518525858" calcext:value-type="float">
            <text:p>0.005526895185259</text:p>
          </table:table-cell>
          <table:table-cell table:style-name="ce61" table:formula="of:=0.39*[.M5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formula="of:=0.63*[.AB5]" office:value-type="float" office:value="30.24" calcext:value-type="float">
            <text:p>30.2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[.AD5]/[.Z5]*[.AA5]" office:value-type="float" office:value="396.661101836394" calcext:value-type="float">
            <text:p>396.661101836394</text:p>
          </table:table-cell>
          <table:table-cell table:style-name="ce61" table:formula="of:=[.AE5]/60" office:value-type="float" office:value="6.6110183639399" calcext:value-type="float">
            <text:p>6.6110183639399</text:p>
          </table:table-cell>
          <table:table-cell office:value-type="string" calcext:value-type="string">
            <text:p>c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4</text:p>
          </table:table-cell>
          <table:table-cell table:style-name="ce53" office:value-type="float" office:value="300" calcext:value-type="float">
            <text:p>300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no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61" table:formula="of:=[.L6]*[$'Voltage and Phase Fractional Populations'.$E$7]" office:value-type="float" office:value="0.085" calcext:value-type="float">
            <text:p>0.085</text:p>
          </table:table-cell>
          <table:table-cell table:style-name="ce79" office:value-type="float" office:value="0.25" calcext:value-type="float">
            <text:p>0.25</text:p>
          </table:table-cell>
          <table:table-cell table:style-name="ce79" table:formula="of:=[.L6]*[.J6]" office:value-type="float" office:value="0.0138404993065187" calcext:value-type="float">
            <text:p>0.013840499306519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5" calcext:value-type="float">
            <text:p>0.5</text:p>
          </table:table-cell>
          <table:table-cell table:style-name="ce79" office:value-type="float" office:value="30.7" calcext:value-type="float">
            <text:p>30.7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27.9" calcext:value-type="float">
            <text:p>127.9</text:p>
          </table:table-cell>
          <table:table-cell table:style-name="ce79" office:value-type="float" office:value="171.6" calcext:value-type="float">
            <text:p>171.6</text:p>
          </table:table-cell>
          <table:table-cell table:style-name="ce79" office:value-type="float" office:value="220.5" calcext:value-type="float">
            <text:p>220.5</text:p>
          </table:table-cell>
          <table:table-cell table:style-name="ce79" table:formula="of:=0.25*[.M6]" office:value-type="float" office:value="0.00346012482662968" calcext:value-type="float">
            <text:p>0.00346012482663</text:p>
          </table:table-cell>
          <table:table-cell table:style-name="ce61" table:formula="of:=0.36*[.M6]" office:value-type="float" office:value="0.00498257975034674" calcext:value-type="float">
            <text:p>0.004982579750347</text:p>
          </table:table-cell>
          <table:table-cell table:style-name="ce79" table:formula="of:=0.39*[.M6]" office:value-type="float" office:value="0.0053977947295423" calcext:value-type="float">
            <text:p>0.005397794729542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formula="of:=0.63*[.AB6]" office:value-type="float" office:value="30.24" calcext:value-type="float">
            <text:p>30.24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[.AD6]/[.Z6]*[.AA6]" office:value-type="float" office:value="324.540901502504" calcext:value-type="float">
            <text:p>324.540901502504</text:p>
          </table:table-cell>
          <table:table-cell table:style-name="ce61" table:formula="of:=[.AE6]/60" office:value-type="float" office:value="5.40901502504174" calcext:value-type="float">
            <text:p>5.40901502504174</text:p>
          </table:table-cell>
          <table:table-cell office:value-type="string" calcext:value-type="string">
            <text:p>d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5</text:p>
          </table:table-cell>
          <table:table-cell table:style-name="ce53" office:value-type="float" office:value="560" calcext:value-type="float">
            <text:p>560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no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61" table:formula="of:=[.L7]*[$'Voltage and Phase Fractional Populations'.$E$7]" office:value-type="float" office:value="0.085" calcext:value-type="float">
            <text:p>0.085</text:p>
          </table:table-cell>
          <table:table-cell table:style-name="ce79" office:value-type="float" office:value="0.25" calcext:value-type="float">
            <text:p>0.25</text:p>
          </table:table-cell>
          <table:table-cell table:style-name="ce79" table:formula="of:=[.L7]*[.J7]" office:value-type="float" office:value="0.0138404993065187" calcext:value-type="float">
            <text:p>0.013840499306519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8" calcext:value-type="float">
            <text:p>0.8</text:p>
          </table:table-cell>
          <table:table-cell table:style-name="ce79" office:value-type="float" office:value="37.1" calcext:value-type="float">
            <text:p>37.1</text:p>
          </table:table-cell>
          <table:table-cell table:style-name="ce79" office:value-type="float" office:value="109.9" calcext:value-type="float">
            <text:p>109.9</text:p>
          </table:table-cell>
          <table:table-cell table:style-name="ce79" office:value-type="float" office:value="127.8" calcext:value-type="float">
            <text:p>127.8</text:p>
          </table:table-cell>
          <table:table-cell table:style-name="ce79" office:value-type="float" office:value="172.3" calcext:value-type="float">
            <text:p>172.3</text:p>
          </table:table-cell>
          <table:table-cell table:style-name="ce79" office:value-type="float" office:value="238" calcext:value-type="float">
            <text:p>238</text:p>
          </table:table-cell>
          <table:table-cell table:style-name="ce79" table:formula="of:=0.25*[.M7]" office:value-type="float" office:value="0.00346012482662968" calcext:value-type="float">
            <text:p>0.00346012482663</text:p>
          </table:table-cell>
          <table:table-cell table:style-name="ce61" table:formula="of:=0.36*[.M7]" office:value-type="float" office:value="0.00498257975034674" calcext:value-type="float">
            <text:p>0.004982579750347</text:p>
          </table:table-cell>
          <table:table-cell table:style-name="ce79" table:formula="of:=0.39*[.M7]" office:value-type="float" office:value="0.0053977947295423" calcext:value-type="float">
            <text:p>0.005397794729542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79" calcext:value-type="float">
            <text:p>79</text:p>
          </table:table-cell>
          <table:table-cell table:style-name="ce61" table:formula="of:=0.63*[.AB7]" office:value-type="float" office:value="49.77" calcext:value-type="float">
            <text:p>49.7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[.AD7]/[.Z7]*[.AA7]" office:value-type="float" office:value="504.841402337229" calcext:value-type="float">
            <text:p>504.841402337229</text:p>
          </table:table-cell>
          <table:table-cell table:style-name="ce61" table:formula="of:=[.AE7]/60" office:value-type="float" office:value="8.41402337228715" calcext:value-type="float">
            <text:p>8.41402337228715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 table:number-columns-repeated="2" table:style-name="ce53" office:value-type="float" office:value="500" calcext:value-type="float">
            <text:p>500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6</text:p>
          </table:table-cell>
          <table:table-cell table:style-name="ce53" office:value-type="float" office:value="292" calcext:value-type="float">
            <text:p>292</text:p>
          </table:table-cell>
          <table:table-cell table:style-name="ce57" office:value-type="string" calcext:value-type="string">
            <text:p>two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8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8]*[.J8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2.1" calcext:value-type="float">
            <text:p>32.1</text:p>
          </table:table-cell>
          <table:table-cell table:style-name="ce61" office:value-type="float" office:value="65.7" calcext:value-type="float">
            <text:p>65.7</text:p>
          </table:table-cell>
          <table:table-cell table:style-name="ce61" office:value-type="float" office:value="103.7" calcext:value-type="float">
            <text:p>103.7</text:p>
          </table:table-cell>
          <table:table-cell table:style-name="ce61" office:value-type="float" office:value="114" calcext:value-type="float">
            <text:p>114</text:p>
          </table:table-cell>
          <table:table-cell table:style-name="ce79" office:value-type="float" office:value="141.5" calcext:value-type="float">
            <text:p>141.5</text:p>
          </table:table-cell>
          <table:table-cell table:style-name="ce79" office:value-type="float" office:value="168.2" calcext:value-type="float">
            <text:p>168.2</text:p>
          </table:table-cell>
          <table:table-cell table:style-name="ce61" table:formula="of:=0.25*[.M8]" office:value-type="float" office:value="0.00383812165642957" calcext:value-type="float">
            <text:p>0.00383812165643</text:p>
          </table:table-cell>
          <table:table-cell table:style-name="ce61" table:formula="of:=0.36*[.M8]" office:value-type="float" office:value="0.00552689518525858" calcext:value-type="float">
            <text:p>0.005526895185259</text:p>
          </table:table-cell>
          <table:table-cell table:style-name="ce61" table:formula="of:=0.39*[.M8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45" calcext:value-type="float">
            <text:p>45</text:p>
          </table:table-cell>
          <table:table-cell table:style-name="ce61" table:formula="of:=0.63*[.AB8]" office:value-type="float" office:value="28.35" calcext:value-type="float">
            <text:p>28.35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[.AD8]/[.Z8]*[.AA8]" office:value-type="float" office:value="468.781302170284" calcext:value-type="float">
            <text:p>468.781302170284</text:p>
          </table:table-cell>
          <table:table-cell table:style-name="ce61" table:formula="of:=[.AE8]/60" office:value-type="float" office:value="7.81302170283806" calcext:value-type="float">
            <text:p>7.81302170283806</text:p>
          </table:table-cell>
          <table:table-cell office:value-type="string" calcext:value-type="string">
            <text:p>f</text:p>
          </table:table-cell>
        </table:table-row>
        <table:table-row table:style-name="ro3">
          <table:table-cell table:number-columns-repeated="2" table:style-name="ce53" office:value-type="float" office:value="500" calcext:value-type="float">
            <text:p>500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7</text:p>
          </table:table-cell>
          <table:table-cell table:style-name="ce53" office:value-type="float" office:value="672" calcext:value-type="float">
            <text:p>672</text:p>
          </table:table-cell>
          <table:table-cell table:style-name="ce57" office:value-type="string" calcext:value-type="string">
            <text:p>two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9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9]*[.J9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7.8" calcext:value-type="float">
            <text:p>17.8</text:p>
          </table:table-cell>
          <table:table-cell table:style-name="ce61" office:value-type="float" office:value="37.6" calcext:value-type="float">
            <text:p>37.6</text:p>
          </table:table-cell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84.7" calcext:value-type="float">
            <text:p>84.7</text:p>
          </table:table-cell>
          <table:table-cell table:style-name="ce79" office:value-type="float" office:value="120.9" calcext:value-type="float">
            <text:p>120.9</text:p>
          </table:table-cell>
          <table:table-cell table:style-name="ce79" office:value-type="float" office:value="153.7" calcext:value-type="float">
            <text:p>153.7</text:p>
          </table:table-cell>
          <table:table-cell table:style-name="ce61" table:formula="of:=0.25*[.M9]" office:value-type="float" office:value="0.00383812165642957" calcext:value-type="float">
            <text:p>0.00383812165643</text:p>
          </table:table-cell>
          <table:table-cell table:style-name="ce61" table:formula="of:=0.36*[.M9]" office:value-type="float" office:value="0.00552689518525858" calcext:value-type="float">
            <text:p>0.005526895185259</text:p>
          </table:table-cell>
          <table:table-cell table:style-name="ce61" table:formula="of:=0.39*[.M9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54" calcext:value-type="float">
            <text:p>54</text:p>
          </table:table-cell>
          <table:table-cell table:style-name="ce61" table:formula="of:=0.63*[.AB9]" office:value-type="float" office:value="34.02" calcext:value-type="float">
            <text:p>34.02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[.AD9]/[.Z9]*[.AA9]" office:value-type="float" office:value="432.721202003339" calcext:value-type="float">
            <text:p>432.721202003339</text:p>
          </table:table-cell>
          <table:table-cell table:style-name="ce61" table:formula="of:=[.AE9]/60" office:value-type="float" office:value="7.21202003338898" calcext:value-type="float">
            <text:p>7.21202003338898</text:p>
          </table:table-cell>
          <table:table-cell office:value-type="string" calcext:value-type="string">
            <text:p>g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8</text:p>
          </table:table-cell>
          <table:table-cell table:style-name="ce53" office:value-type="float" office:value="460" calcext:value-type="float">
            <text:p>460</text:p>
          </table:table-cell>
          <table:table-cell table:style-name="ce57" office:value-type="string" calcext:value-type="string">
            <text:p>two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10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10]*[.J10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7.8" calcext:value-type="float">
            <text:p>27.8</text:p>
          </table:table-cell>
          <table:table-cell table:style-name="ce61" office:value-type="float" office:value="54.1" calcext:value-type="float">
            <text:p>54.1</text:p>
          </table:table-cell>
          <table:table-cell table:style-name="ce61" office:value-type="float" office:value="90.9" calcext:value-type="float">
            <text:p>90.9</text:p>
          </table:table-cell>
          <table:table-cell table:style-name="ce61" office:value-type="float" office:value="103.7" calcext:value-type="float">
            <text:p>103.7</text:p>
          </table:table-cell>
          <table:table-cell table:style-name="ce79" office:value-type="float" office:value="133.2" calcext:value-type="float">
            <text:p>133.2</text:p>
          </table:table-cell>
          <table:table-cell table:style-name="ce79" office:value-type="float" office:value="167.1" calcext:value-type="float">
            <text:p>167.1</text:p>
          </table:table-cell>
          <table:table-cell table:style-name="ce61" table:formula="of:=0.25*[.M10]" office:value-type="float" office:value="0.00383812165642957" calcext:value-type="float">
            <text:p>0.00383812165643</text:p>
          </table:table-cell>
          <table:table-cell table:style-name="ce61" table:formula="of:=0.36*[.M10]" office:value-type="float" office:value="0.00552689518525858" calcext:value-type="float">
            <text:p>0.005526895185259</text:p>
          </table:table-cell>
          <table:table-cell table:style-name="ce61" table:formula="of:=0.39*[.M10]" office:value-type="float" office:value="0.00598746978403013" calcext:value-type="float">
            <text:p>0.00598746978403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56" calcext:value-type="float">
            <text:p>56</text:p>
          </table:table-cell>
          <table:table-cell table:style-name="ce61" table:formula="of:=0.63*[.AB10]" office:value-type="float" office:value="35.28" calcext:value-type="float">
            <text:p>35.2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[.AD10]/[.Z10]*[.AA10]" office:value-type="float" office:value="468.781302170284" calcext:value-type="float">
            <text:p>468.781302170284</text:p>
          </table:table-cell>
          <table:table-cell table:style-name="ce61" table:formula="of:=[.AE10]/60" office:value-type="float" office:value="7.81302170283806" calcext:value-type="float">
            <text:p>7.81302170283806</text:p>
          </table:table-cell>
          <table:table-cell office:value-type="string" calcext:value-type="string">
            <text:p>h</text:p>
          </table:table-cell>
        </table:table-row>
        <table:table-row table:style-name="ro4">
          <table:table-cell table:number-columns-repeated="2" table:style-name="ce53" office:value-type="float" office:value="500" calcext:value-type="float">
            <text:p>500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Auto</text:p>
          </table:table-cell>
          <table:table-cell table:style-name="ce57" office:value-type="string" calcext:value-type="string">
            <text:p>Tie9</text:p>
          </table:table-cell>
          <table:table-cell table:style-name="ce53" office:value-type="float" office:value="840" calcext:value-type="float">
            <text:p>840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61" table:formula="of:=[.L11]*[$'Voltage and Phase Fractional Populations'.$E$7]" office:value-type="float" office:value="0.085" calcext:value-type="float">
            <text:p>0.085</text:p>
          </table:table-cell>
          <table:table-cell table:style-name="ce79" office:value-type="float" office:value="0.25" calcext:value-type="float">
            <text:p>0.25</text:p>
          </table:table-cell>
          <table:table-cell table:style-name="ce79" table:formula="of:=[.L11]*[.J11]" office:value-type="float" office:value="0.0138404993065187" calcext:value-type="float">
            <text:p>0.013840499306519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41.6" calcext:value-type="float">
            <text:p>41.6</text:p>
          </table:table-cell>
          <table:table-cell table:style-name="ce79" office:value-type="float" office:value="77.1" calcext:value-type="float">
            <text:p>77.1</text:p>
          </table:table-cell>
          <table:table-cell table:style-name="ce79" office:value-type="float" office:value="115.3" calcext:value-type="float">
            <text:p>115.3</text:p>
          </table:table-cell>
          <table:table-cell table:style-name="ce79" office:value-type="float" office:value="125.2" calcext:value-type="float">
            <text:p>125.2</text:p>
          </table:table-cell>
          <table:table-cell table:style-name="ce79" office:value-type="float" office:value="157.8" calcext:value-type="float">
            <text:p>157.8</text:p>
          </table:table-cell>
          <table:table-cell table:style-name="ce79" office:value-type="float" office:value="193.7" calcext:value-type="float">
            <text:p>193.7</text:p>
          </table:table-cell>
          <table:table-cell table:style-name="ce79" table:formula="of:=0.25*[.M11]" office:value-type="float" office:value="0.00346012482662968" calcext:value-type="float">
            <text:p>0.00346012482663</text:p>
          </table:table-cell>
          <table:table-cell table:style-name="ce61" table:formula="of:=0.36*[.M11]" office:value-type="float" office:value="0.00498257975034674" calcext:value-type="float">
            <text:p>0.004982579750347</text:p>
          </table:table-cell>
          <table:table-cell table:style-name="ce79" table:formula="of:=0.39*[.M11]" office:value-type="float" office:value="0.0053977947295423" calcext:value-type="float">
            <text:p>0.005397794729542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43" calcext:value-type="float">
            <text:p>43</text:p>
          </table:table-cell>
          <table:table-cell table:style-name="ce61" table:formula="of:=0.63*[.AB11]" office:value-type="float" office:value="27.09" calcext:value-type="float">
            <text:p>27.0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[.AD11]/[.Z11]*[.AA11]" office:value-type="float" office:value="468.781302170284" calcext:value-type="float">
            <text:p>468.781302170284</text:p>
          </table:table-cell>
          <table:table-cell table:style-name="ce61" table:formula="of:=[.AE11]/60" office:value-type="float" office:value="7.81302170283806" calcext:value-type="float">
            <text:p>7.81302170283806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25" calcext:value-type="float">
            <text:p>525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GSU</text:p>
          </table:table-cell>
          <table:table-cell table:style-name="ce57" office:value-type="string" calcext:value-type="string">
            <text:p>Tie10</text:p>
          </table:table-cell>
          <table:table-cell table:style-name="ce53" office:value-type="float" office:value="300" calcext:value-type="float">
            <text:p>300</text:p>
          </table:table-cell>
          <table:table-cell table:style-name="ce57" office:value-type="string" calcext:value-type="string">
            <text:p>three</text:p>
          </table:table-cell>
          <table:table-cell table:style-name="ce57" office:value-type="string" calcext:value-type="string">
            <text:p>two flux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61" table:formula="of:=[.L12]*[$'Voltage and Phase Fractional Populations'.$E$7]" office:value-type="float" office:value="0.085" calcext:value-type="float">
            <text:p>0.085</text:p>
          </table:table-cell>
          <table:table-cell table:style-name="ce79" office:value-type="float" office:value="0.25" calcext:value-type="float">
            <text:p>0.25</text:p>
          </table:table-cell>
          <table:table-cell table:style-name="ce79" table:formula="of:=[.L12]*[.J12]" office:value-type="float" office:value="0.0138404993065187" calcext:value-type="float">
            <text:p>0.013840499306519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6.8" calcext:value-type="float">
            <text:p>36.8</text:p>
          </table:table-cell>
          <table:table-cell table:style-name="ce79" office:value-type="float" office:value="65.9" calcext:value-type="float">
            <text:p>65.9</text:p>
          </table:table-cell>
          <table:table-cell table:style-name="ce79" office:value-type="float" office:value="103.5" calcext:value-type="float">
            <text:p>103.5</text:p>
          </table:table-cell>
          <table:table-cell table:style-name="ce79" office:value-type="float" office:value="115.9" calcext:value-type="float">
            <text:p>115.9</text:p>
          </table:table-cell>
          <table:table-cell table:style-name="ce79" office:value-type="float" office:value="142.2" calcext:value-type="float">
            <text:p>142.2</text:p>
          </table:table-cell>
          <table:table-cell table:style-name="ce79" office:value-type="float" office:value="161.4" calcext:value-type="float">
            <text:p>161.4</text:p>
          </table:table-cell>
          <table:table-cell table:style-name="ce79" table:formula="of:=0.25*[.M12]" office:value-type="float" office:value="0.00346012482662968" calcext:value-type="float">
            <text:p>0.00346012482663</text:p>
          </table:table-cell>
          <table:table-cell table:style-name="ce61" table:formula="of:=0.36*[.M12]" office:value-type="float" office:value="0.00498257975034674" calcext:value-type="float">
            <text:p>0.004982579750347</text:p>
          </table:table-cell>
          <table:table-cell table:style-name="ce79" table:formula="of:=0.39*[.M12]" office:value-type="float" office:value="0.0053977947295423" calcext:value-type="float">
            <text:p>0.005397794729542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table:formula="of:=360*60" office:value-type="float" office:value="21600" calcext:value-type="float">
            <text:p>21600</text:p>
          </table:table-cell>
          <table:table-cell table:style-name="ce61" office:value-type="float" office:value="32" calcext:value-type="float">
            <text:p>32</text:p>
          </table:table-cell>
          <table:table-cell table:style-name="ce61" table:formula="of:=0.63*[.AB12]" office:value-type="float" office:value="20.16" calcext:value-type="float">
            <text:p>20.16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[.AD12]/[.Z12]*[.AA12]" office:value-type="float" office:value="432.721202003339" calcext:value-type="float">
            <text:p>432.721202003339</text:p>
          </table:table-cell>
          <table:table-cell table:style-name="ce61" table:formula="of:=[.AE12]/60" office:value-type="float" office:value="7.21202003338898" calcext:value-type="float">
            <text:p>7.21202003338898</text:p>
          </table:table-cell>
          <table:table-cell office:value-type="string" calcext:value-type="string">
            <text:p>j</text:p>
          </table:table-cell>
        </table:table-row>
        <table:table-row table:style-name="ro3">
          <table:table-cell table:number-columns-repeated="2" table:style-name="ce54" office:value-type="float" office:value="735" calcext:value-type="float">
            <text:p>735</text:p>
          </table:table-cell>
          <table:table-cell table:style-name="ce58" office:value-type="string" calcext:value-type="string">
            <text:p>single</text:p>
          </table:table-cell>
          <table:table-cell table:style-name="ce58" office:value-type="string" calcext:value-type="string">
            <text:p>GSU</text:p>
          </table:table-cell>
          <table:table-cell table:style-name="ce58" office:value-type="string" calcext:value-type="string">
            <text:p>Tie11</text:p>
          </table:table-cell>
          <table:table-cell table:style-name="ce54" office:value-type="float" office:value="100" calcext:value-type="float">
            <text:p>100</text:p>
          </table:table-cell>
          <table:table-cell table:style-name="ce58" office:value-type="string" calcext:value-type="string">
            <text:p>two</text:p>
          </table:table-cell>
          <table:table-cell table:style-name="ce58" office:value-type="string" calcext:value-type="string">
            <text:p>no return</text:p>
          </table:table-cell>
          <table:table-cell table:style-name="ce62" table:formula="of:=[$'GIC per Phase per Unit Field'.$C$7]" office:value-type="float" office:value="34" calcext:value-type="float">
            <text:p>34</text:p>
          </table:table-cell>
          <table:table-cell table:style-name="ce62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62" table:formula="of:=[.L13]*[$'Voltage and Phase Fractional Populations'.$E$8]" office:value-type="float" office:value="0.323333333333333" calcext:value-type="float">
            <text:p>0.323333333333333</text:p>
          </table:table-cell>
          <table:table-cell table:style-name="ce62" table:formula="of:=1/3" office:value-type="float" office:value="0.333333333333333" calcext:value-type="float">
            <text:p>0.333333333333333</text:p>
          </table:table-cell>
          <table:table-cell table:style-name="ce62" table:formula="of:=[.L13]*[.J13]" office:value-type="float" office:value="0.00520203421174297" calcext:value-type="float">
            <text:p>0.005202034211743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6.8" calcext:value-type="float">
            <text:p>56.8</text:p>
          </table:table-cell>
          <table:table-cell table:style-name="ce62" office:value-type="float" office:value="92.6" calcext:value-type="float">
            <text:p>92.6</text:p>
          </table:table-cell>
          <table:table-cell table:style-name="ce62" office:value-type="float" office:value="126.5" calcext:value-type="float">
            <text:p>126.5</text:p>
          </table:table-cell>
          <table:table-cell table:style-name="ce62" office:value-type="float" office:value="133.7" calcext:value-type="float">
            <text:p>133.7</text:p>
          </table:table-cell>
          <table:table-cell table:style-name="ce80" office:value-type="float" office:value="153.9" calcext:value-type="float">
            <text:p>153.9</text:p>
          </table:table-cell>
          <table:table-cell table:style-name="ce80" office:value-type="float" office:value="174.6" calcext:value-type="float">
            <text:p>174.6</text:p>
          </table:table-cell>
          <table:table-cell table:style-name="ce62" table:formula="of:=0.25*[.M13]" office:value-type="float" office:value="0.00130050855293574" calcext:value-type="float">
            <text:p>0.001300508552936</text:p>
          </table:table-cell>
          <table:table-cell table:style-name="ce62" table:formula="of:=0.36*[.M13]" office:value-type="float" office:value="0.00187273231622747" calcext:value-type="float">
            <text:p>0.001872732316227</text:p>
          </table:table-cell>
          <table:table-cell table:style-name="ce62" table:formula="of:=0.39*[.M13]" office:value-type="float" office:value="0.00202879334257976" calcext:value-type="float">
            <text:p>0.00202879334258</text:p>
          </table:table-cell>
          <table:table-cell table:style-name="ce62" office:value-type="float" office:value="315" calcext:value-type="float">
            <text:p>315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645" calcext:value-type="float">
            <text:p>645</text:p>
          </table:table-cell>
          <table:table-cell table:style-name="ce62" table:formula="of:=360*60" office:value-type="float" office:value="21600" calcext:value-type="float">
            <text:p>21600</text:p>
          </table:table-cell>
          <table:table-cell table:style-name="ce62" office:value-type="float" office:value="36" calcext:value-type="float">
            <text:p>36</text:p>
          </table:table-cell>
          <table:table-cell table:style-name="ce62" table:formula="of:=0.63*[.AB13]" office:value-type="float" office:value="22.68" calcext:value-type="float">
            <text:p>22.68</text:p>
          </table:table-cell>
          <table:table-cell table:style-name="ce62" office:value-type="float" office:value="16" calcext:value-type="float">
            <text:p>16</text:p>
          </table:table-cell>
          <table:table-cell table:style-name="ce62" table:formula="of:=[.AD13]/[.Z13]*[.AA13]" office:value-type="float" office:value="535.813953488372" calcext:value-type="float">
            <text:p>535.813953488372</text:p>
          </table:table-cell>
          <table:table-cell table:style-name="ce62" table:formula="of:=[.AE13]/60" office:value-type="float" office:value="8.93023255813954" calcext:value-type="float">
            <text:p>8.93023255813954</text:p>
          </table:table-cell>
          <table:table-cell office:value-type="string" calcext:value-type="string">
            <text:p>k</text:p>
          </table:table-cell>
        </table:table-row>
        <table:table-row table:style-name="ro3">
          <table:table-cell table:style-name="ce54" office:value-type="float" office:value="735" calcext:value-type="float">
            <text:p>735</text:p>
          </table:table-cell>
          <table:table-cell table:style-name="ce54" office:value-type="float" office:value="765" calcext:value-type="float">
            <text:p>765</text:p>
          </table:table-cell>
          <table:table-cell table:style-name="ce58" office:value-type="string" calcext:value-type="string">
            <text:p>single</text:p>
          </table:table-cell>
          <table:table-cell table:style-name="ce58" office:value-type="string" calcext:value-type="string">
            <text:p>Auto</text:p>
          </table:table-cell>
          <table:table-cell table:style-name="ce58" office:value-type="string" calcext:value-type="string">
            <text:p>Tie12</text:p>
          </table:table-cell>
          <table:table-cell table:style-name="ce54" office:value-type="float" office:value="373.33" calcext:value-type="float">
            <text:p>373.33</text:p>
          </table:table-cell>
          <table:table-cell table:style-name="ce58" office:value-type="string" calcext:value-type="string">
            <text:p>two</text:p>
          </table:table-cell>
          <table:table-cell table:style-name="ce58" office:value-type="string" calcext:value-type="string">
            <text:p>two flux return</text:p>
          </table:table-cell>
          <table:table-cell table:style-name="ce62" table:formula="of:=[$'GIC per Phase per Unit Field'.$C$7]" office:value-type="float" office:value="34" calcext:value-type="float">
            <text:p>34</text:p>
          </table:table-cell>
          <table:table-cell table:style-name="ce62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62" table:formula="of:=[.L14]*[$'Voltage and Phase Fractional Populations'.$E$8]" office:value-type="float" office:value="0.323333333333333" calcext:value-type="float">
            <text:p>0.323333333333333</text:p>
          </table:table-cell>
          <table:table-cell table:style-name="ce62" table:formula="of:=1/3" office:value-type="float" office:value="0.333333333333333" calcext:value-type="float">
            <text:p>0.333333333333333</text:p>
          </table:table-cell>
          <table:table-cell table:style-name="ce62" table:formula="of:=[.L14]*[.J14]" office:value-type="float" office:value="0.00520203421174297" calcext:value-type="float">
            <text:p>0.005202034211743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2.3" calcext:value-type="float">
            <text:p>52.3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130.3" calcext:value-type="float">
            <text:p>130.3</text:p>
          </table:table-cell>
          <table:table-cell table:style-name="ce80" office:value-type="float" office:value="160.5" calcext:value-type="float">
            <text:p>160.5</text:p>
          </table:table-cell>
          <table:table-cell table:style-name="ce80" office:value-type="float" office:value="194.8" calcext:value-type="float">
            <text:p>194.8</text:p>
          </table:table-cell>
          <table:table-cell table:style-name="ce62" table:formula="of:=0.25*[.M14]" office:value-type="float" office:value="0.00130050855293574" calcext:value-type="float">
            <text:p>0.001300508552936</text:p>
          </table:table-cell>
          <table:table-cell table:style-name="ce62" table:formula="of:=0.36*[.M14]" office:value-type="float" office:value="0.00187273231622747" calcext:value-type="float">
            <text:p>0.001872732316227</text:p>
          </table:table-cell>
          <table:table-cell table:style-name="ce62" table:formula="of:=0.39*[.M14]" office:value-type="float" office:value="0.00202879334257976" calcext:value-type="float">
            <text:p>0.00202879334258</text:p>
          </table:table-cell>
          <table:table-cell table:style-name="ce62" office:value-type="float" office:value="315" calcext:value-type="float">
            <text:p>315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float" office:value="645" calcext:value-type="float">
            <text:p>645</text:p>
          </table:table-cell>
          <table:table-cell table:style-name="ce62" table:formula="of:=360*60" office:value-type="float" office:value="21600" calcext:value-type="float">
            <text:p>21600</text:p>
          </table:table-cell>
          <table:table-cell table:style-name="ce62" office:value-type="float" office:value="47" calcext:value-type="float">
            <text:p>47</text:p>
          </table:table-cell>
          <table:table-cell table:style-name="ce62" table:formula="of:=0.63*[.AB14]" office:value-type="float" office:value="29.61" calcext:value-type="float">
            <text:p>29.61</text:p>
          </table:table-cell>
          <table:table-cell table:style-name="ce62" office:value-type="float" office:value="15" calcext:value-type="float">
            <text:p>15</text:p>
          </table:table-cell>
          <table:table-cell table:style-name="ce62" table:formula="of:=[.AD14]/[.Z14]*[.AA14]" office:value-type="float" office:value="502.325581395349" calcext:value-type="float">
            <text:p>502.325581395349</text:p>
          </table:table-cell>
          <table:table-cell table:style-name="ce62" table:formula="of:=[.AE14]/60" office:value-type="float" office:value="8.37209302325581" calcext:value-type="float">
            <text:p>8.37209302325581</text:p>
          </table:table-cell>
          <table:table-cell office:value-type="string" calcext:value-type="string">
            <text:p>l</text:p>
          </table:table-cell>
        </table:table-row>
        <table:table-row table:style-name="ro3">
          <table:table-cell table:style-name="ce54" office:value-type="float" office:value="735" calcext:value-type="float">
            <text:p>735</text:p>
          </table:table-cell>
          <table:table-cell table:style-name="ce54" office:value-type="float" office:value="746" calcext:value-type="float">
            <text:p>746</text:p>
          </table:table-cell>
          <table:table-cell table:style-name="ce58" office:value-type="string" calcext:value-type="string">
            <text:p>single</text:p>
          </table:table-cell>
          <table:table-cell table:style-name="ce58" office:value-type="string" calcext:value-type="string">
            <text:p>Auto</text:p>
          </table:table-cell>
          <table:table-cell table:style-name="ce58" office:value-type="string" calcext:value-type="string">
            <text:p>Tie13</text:p>
          </table:table-cell>
          <table:table-cell table:style-name="ce54" office:value-type="float" office:value="750" calcext:value-type="float">
            <text:p>750</text:p>
          </table:table-cell>
          <table:table-cell table:style-name="ce58" office:value-type="string" calcext:value-type="string">
            <text:p>two</text:p>
          </table:table-cell>
          <table:table-cell table:style-name="ce58" office:value-type="string" calcext:value-type="string">
            <text:p>two flux return</text:p>
          </table:table-cell>
          <table:table-cell table:style-name="ce62" table:formula="of:=[$'GIC per Phase per Unit Field'.$C$7]" office:value-type="float" office:value="34" calcext:value-type="float">
            <text:p>34</text:p>
          </table:table-cell>
          <table:table-cell table:style-name="ce62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62" table:formula="of:=[.L15]*[$'Voltage and Phase Fractional Populations'.$E$8]" office:value-type="float" office:value="0.323333333333333" calcext:value-type="float">
            <text:p>0.323333333333333</text:p>
          </table:table-cell>
          <table:table-cell table:style-name="ce62" table:formula="of:=1/3" office:value-type="float" office:value="0.333333333333333" calcext:value-type="float">
            <text:p>0.333333333333333</text:p>
          </table:table-cell>
          <table:table-cell table:style-name="ce62" table:formula="of:=[.L15]*[.J15]" office:value-type="float" office:value="0.00520203421174297" calcext:value-type="float">
            <text:p>0.005202034211743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0.6" calcext:value-type="float">
            <text:p>30.6</text:p>
          </table:table-cell>
          <table:table-cell table:style-name="ce62" office:value-type="float" office:value="61.6" calcext:value-type="float">
            <text:p>61.6</text:p>
          </table:table-cell>
          <table:table-cell table:style-name="ce62" office:value-type="float" office:value="100.1" calcext:value-type="float">
            <text:p>100.1</text:p>
          </table:table-cell>
          <table:table-cell table:style-name="ce62" office:value-type="float" office:value="112.2" calcext:value-type="float">
            <text:p>112.2</text:p>
          </table:table-cell>
          <table:table-cell table:style-name="ce80" office:value-type="float" office:value="142.9" calcext:value-type="float">
            <text:p>142.9</text:p>
          </table:table-cell>
          <table:table-cell table:style-name="ce80" office:value-type="float" office:value="179.6" calcext:value-type="float">
            <text:p>179.6</text:p>
          </table:table-cell>
          <table:table-cell table:style-name="ce62" table:formula="of:=0.25*[.M15]" office:value-type="float" office:value="0.00130050855293574" calcext:value-type="float">
            <text:p>0.001300508552936</text:p>
          </table:table-cell>
          <table:table-cell table:style-name="ce62" table:formula="of:=0.36*[.M15]" office:value-type="float" office:value="0.00187273231622747" calcext:value-type="float">
            <text:p>0.001872732316227</text:p>
          </table:table-cell>
          <table:table-cell table:style-name="ce62" table:formula="of:=0.39*[.M15]" office:value-type="float" office:value="0.00202879334257976" calcext:value-type="float">
            <text:p>0.00202879334258</text:p>
          </table:table-cell>
          <table:table-cell table:style-name="ce62" office:value-type="float" office:value="315" calcext:value-type="float">
            <text:p>315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645" calcext:value-type="float">
            <text:p>645</text:p>
          </table:table-cell>
          <table:table-cell table:style-name="ce62" table:formula="of:=360*60" office:value-type="float" office:value="21600" calcext:value-type="float">
            <text:p>21600</text:p>
          </table:table-cell>
          <table:table-cell table:style-name="ce62" office:value-type="float" office:value="62" calcext:value-type="float">
            <text:p>62</text:p>
          </table:table-cell>
          <table:table-cell table:style-name="ce62" table:formula="of:=0.63*[.AB15]" office:value-type="float" office:value="39.06" calcext:value-type="float">
            <text:p>39.06</text:p>
          </table:table-cell>
          <table:table-cell table:style-name="ce62" office:value-type="float" office:value="16" calcext:value-type="float">
            <text:p>16</text:p>
          </table:table-cell>
          <table:table-cell table:style-name="ce62" table:formula="of:=[.AD15]/[.Z15]*[.AA15]" office:value-type="float" office:value="535.813953488372" calcext:value-type="float">
            <text:p>535.813953488372</text:p>
          </table:table-cell>
          <table:table-cell table:style-name="ce62" table:formula="of:=[.AE15]/60" office:value-type="float" office:value="8.93023255813954" calcext:value-type="float">
            <text:p>8.93023255813954</text:p>
          </table:table-cell>
          <table:table-cell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00" calcext:value-type="float">
            <text:p>400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14</text:p>
          </table:table-cell>
          <table:table-cell table:style-name="ce55" office:value-type="float" office:value="167" calcext:value-type="float">
            <text:p>167</text:p>
          </table:table-cell>
          <table:table-cell table:style-name="ce59" office:value-type="string" calcext:value-type="string">
            <text:p>on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16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16]*[.J16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9.1" calcext:value-type="float">
            <text:p>59.1</text:p>
          </table:table-cell>
          <table:table-cell table:style-name="ce64" office:value-type="float" office:value="88.5" calcext:value-type="float">
            <text:p>88.5</text:p>
          </table:table-cell>
          <table:table-cell table:style-name="ce64" office:value-type="float" office:value="106.4" calcext:value-type="float">
            <text:p>106.4</text:p>
          </table:table-cell>
          <table:table-cell table:style-name="ce64" office:value-type="float" office:value="112.9" calcext:value-type="float">
            <text:p>112.9</text:p>
          </table:table-cell>
          <table:table-cell table:style-name="ce81" office:value-type="float" office:value="134.2" calcext:value-type="float">
            <text:p>134.2</text:p>
          </table:table-cell>
          <table:table-cell table:style-name="ce81" office:value-type="float" office:value="154.9" calcext:value-type="float">
            <text:p>154.9</text:p>
          </table:table-cell>
          <table:table-cell table:style-name="ce64" table:formula="of:=0.25*[.M16]" office:value-type="float" office:value="0.00233604121260155" calcext:value-type="float">
            <text:p>0.002336041212602</text:p>
          </table:table-cell>
          <table:table-cell table:style-name="ce64" table:formula="of:=0.36*[.M16]" office:value-type="float" office:value="0.00336389934614623" calcext:value-type="float">
            <text:p>0.003363899346146</text:p>
          </table:table-cell>
          <table:table-cell table:style-name="ce64" table:formula="of:=0.39*[.M16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80" calcext:value-type="float">
            <text:p>18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36" calcext:value-type="float">
            <text:p>36</text:p>
          </table:table-cell>
          <table:table-cell table:style-name="ce64" table:formula="of:=0.63*[.AB16]" office:value-type="float" office:value="22.68" calcext:value-type="float">
            <text:p>22.68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formula="of:=[.AD16]/[.Z16]*[.AA16]" office:value-type="float" office:value="540.901502504174" calcext:value-type="float">
            <text:p>540.901502504174</text:p>
          </table:table-cell>
          <table:table-cell table:style-name="ce64" table:formula="of:=[.AE16]/60" office:value-type="float" office:value="9.01502504173623" calcext:value-type="float">
            <text:p>9.01502504173623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20" calcext:value-type="float">
            <text:p>420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15</text:p>
          </table:table-cell>
          <table:table-cell table:style-name="ce55" office:value-type="float" office:value="360" calcext:value-type="float">
            <text:p>360</text:p>
          </table:table-cell>
          <table:table-cell table:style-name="ce59" office:value-type="string" calcext:value-type="string">
            <text:p>on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17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17]*[.J17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45.6" calcext:value-type="float">
            <text:p>45.6</text:p>
          </table:table-cell>
          <table:table-cell table:style-name="ce64" office:value-type="float" office:value="81.1" calcext:value-type="float">
            <text:p>81.1</text:p>
          </table:table-cell>
          <table:table-cell table:style-name="ce64" office:value-type="float" office:value="108.6" calcext:value-type="float">
            <text:p>108.6</text:p>
          </table:table-cell>
          <table:table-cell table:style-name="ce64" office:value-type="float" office:value="113.7" calcext:value-type="float">
            <text:p>113.7</text:p>
          </table:table-cell>
          <table:table-cell table:style-name="ce81" office:value-type="float" office:value="135.5" calcext:value-type="float">
            <text:p>135.5</text:p>
          </table:table-cell>
          <table:table-cell table:style-name="ce81" office:value-type="float" office:value="163.4" calcext:value-type="float">
            <text:p>163.4</text:p>
          </table:table-cell>
          <table:table-cell table:style-name="ce64" table:formula="of:=0.25*[.M17]" office:value-type="float" office:value="0.00233604121260155" calcext:value-type="float">
            <text:p>0.002336041212602</text:p>
          </table:table-cell>
          <table:table-cell table:style-name="ce64" table:formula="of:=0.36*[.M17]" office:value-type="float" office:value="0.00336389934614623" calcext:value-type="float">
            <text:p>0.003363899346146</text:p>
          </table:table-cell>
          <table:table-cell table:style-name="ce64" table:formula="of:=0.39*[.M17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80" calcext:value-type="float">
            <text:p>18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47" calcext:value-type="float">
            <text:p>47</text:p>
          </table:table-cell>
          <table:table-cell table:style-name="ce64" table:formula="of:=0.63*[.AB17]" office:value-type="float" office:value="29.61" calcext:value-type="float">
            <text:p>29.61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17]/[.Z17]*[.AA17]" office:value-type="float" office:value="468.781302170284" calcext:value-type="float">
            <text:p>468.781302170284</text:p>
          </table:table-cell>
          <table:table-cell table:style-name="ce64" table:formula="of:=[.AE17]/60" office:value-type="float" office:value="7.81302170283806" calcext:value-type="float">
            <text:p>7.81302170283806</text:p>
          </table:table-cell>
          <table:table-cell office:value-type="string" calcext:value-type="string">
            <text:p>o</text:p>
          </table:table-cell>
        </table:table-row>
        <table:table-row table:style-name="ro3"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433" calcext:value-type="float">
            <text:p>433</text:p>
          </table:table-cell>
          <table:table-cell table:style-name="ce57" office:value-type="string" calcext:value-type="string">
            <text:p>single</text:p>
          </table:table-cell>
          <table:table-cell table:style-name="ce57" office:value-type="string" calcext:value-type="string">
            <text:p>GSU</text:p>
          </table:table-cell>
          <table:table-cell table:style-name="ce57" office:value-type="string" calcext:value-type="string">
            <text:p>Tie16</text:p>
          </table:table-cell>
          <table:table-cell table:style-name="ce53" office:value-type="float" office:value="121.33" calcext:value-type="float">
            <text:p>121.33</text:p>
          </table:table-cell>
          <table:table-cell table:style-name="ce57" office:value-type="string" calcext:value-type="string">
            <text:p>two</text:p>
          </table:table-cell>
          <table:table-cell table:style-name="ce57" office:value-type="string" calcext:value-type="string">
            <text:p>no return</text:p>
          </table:table-cell>
          <table:table-cell table:style-name="ce61" table:formula="of:=[$'GIC per Phase per Unit Field'.$C$6]" office:value-type="float" office:value="37" calcext:value-type="float">
            <text:p>37</text:p>
          </table:table-cell>
          <table:table-cell table:style-name="ce61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61" table:formula="of:=[.L18]*[$'Voltage and Phase Fractional Populations'.$E$6]" office:value-type="float" office:value="0.0942857142857143" calcext:value-type="float">
            <text:p>0.094285714285714</text:p>
          </table:table-cell>
          <table:table-cell table:style-name="ce61" table:formula="of:=1/7" office:value-type="float" office:value="0.142857142857143" calcext:value-type="float">
            <text:p>0.142857142857143</text:p>
          </table:table-cell>
          <table:table-cell table:style-name="ce61" table:formula="of:=[.L18]*[.J18]" office:value-type="float" office:value="0.0153524866257183" calcext:value-type="float">
            <text:p>0.01535248662571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9.9" calcext:value-type="float">
            <text:p>29.9</text:p>
          </table:table-cell>
          <table:table-cell table:style-name="ce61" office:value-type="float" office:value="55.7" calcext:value-type="float">
            <text:p>55.7</text:p>
          </table:table-cell>
          <table:table-cell table:style-name="ce61" office:value-type="float" office:value="90.5" calcext:value-type="float">
            <text:p>90.5</text:p>
          </table:table-cell>
          <table:table-cell table:style-name="ce61" office:value-type="float" office:value="102" calcext:value-type="float">
            <text:p>102</text:p>
          </table:table-cell>
          <table:table-cell table:style-name="ce79" office:value-type="float" office:value="127.8" calcext:value-type="float">
            <text:p>127.8</text:p>
          </table:table-cell>
          <table:table-cell table:style-name="ce79" office:value-type="float" office:value="150.4" calcext:value-type="float">
            <text:p>150.4</text:p>
          </table:table-cell>
          <table:table-cell table:style-name="ce61" table:formula="of:=0.25*[.M18]" office:value-type="float" office:value="0.00383812165642957" calcext:value-type="float">
            <text:p>0.00383812165643</text:p>
          </table:table-cell>
          <table:table-cell table:style-name="ce61" table:formula="of:=0.36*[.M18]" office:value-type="float" office:value="0.00552689518525858" calcext:value-type="float">
            <text:p>0.005526895185259</text:p>
          </table:table-cell>
          <table:table-cell table:style-name="ce61" table:formula="of:=0.39*[.M18]" office:value-type="float" office:value="0.00598746978403013" calcext:value-type="float">
            <text:p>0.00598746978403</text:p>
          </table:table-cell>
          <table:table-cell table:style-name="ce79" office:value-type="float" office:value="289" calcext:value-type="float">
            <text:p>289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599" calcext:value-type="float">
            <text:p>599</text:p>
          </table:table-cell>
          <table:table-cell table:style-name="ce79" table:formula="of:=360*60" office:value-type="float" office:value="21600" calcext:value-type="float">
            <text:p>21600</text:p>
          </table:table-cell>
          <table:table-cell table:style-name="ce79" office:value-type="float" office:value="43" calcext:value-type="float">
            <text:p>43</text:p>
          </table:table-cell>
          <table:table-cell table:style-name="ce79" table:formula="of:=0.63*[.AB18]" office:value-type="float" office:value="27.09" calcext:value-type="float">
            <text:p>27.09</text:p>
          </table:table-cell>
          <table:table-cell table:style-name="ce79" office:value-type="float" office:value="13" calcext:value-type="float">
            <text:p>13</text:p>
          </table:table-cell>
          <table:table-cell table:style-name="ce79" table:formula="of:=[.AD18]/[.Z18]*[.AA18]" office:value-type="float" office:value="468.781302170284" calcext:value-type="float">
            <text:p>468.781302170284</text:p>
          </table:table-cell>
          <table:table-cell table:style-name="ce79" table:formula="of:=[.AE18]/60" office:value-type="float" office:value="7.81302170283806" calcext:value-type="float">
            <text:p>7.8130217028380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10" calcext:value-type="float">
            <text:p>410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17</text:p>
          </table:table-cell>
          <table:table-cell table:style-name="ce55" office:value-type="float" office:value="94" calcext:value-type="float">
            <text:p>94</text:p>
          </table:table-cell>
          <table:table-cell table:style-name="ce59" office:value-type="string" calcext:value-type="string">
            <text:p>two</text:p>
          </table:table-cell>
          <table:table-cell table:style-name="ce59" office:value-type="string" calcext:value-type="string">
            <text:p>no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19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19]*[.J19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42.2" calcext:value-type="float">
            <text:p>42.2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float" office:value="103" calcext:value-type="float">
            <text:p>103</text:p>
          </table:table-cell>
          <table:table-cell table:style-name="ce64" office:value-type="float" office:value="109.9" calcext:value-type="float">
            <text:p>109.9</text:p>
          </table:table-cell>
          <table:table-cell table:style-name="ce81" office:value-type="float" office:value="128.4" calcext:value-type="float">
            <text:p>128.4</text:p>
          </table:table-cell>
          <table:table-cell table:style-name="ce81" office:value-type="float" office:value="146.8" calcext:value-type="float">
            <text:p>146.8</text:p>
          </table:table-cell>
          <table:table-cell table:style-name="ce64" table:formula="of:=0.25*[.M19]" office:value-type="float" office:value="0.00233604121260155" calcext:value-type="float">
            <text:p>0.002336041212602</text:p>
          </table:table-cell>
          <table:table-cell table:style-name="ce64" table:formula="of:=0.36*[.M19]" office:value-type="float" office:value="0.00336389934614623" calcext:value-type="float">
            <text:p>0.003363899346146</text:p>
          </table:table-cell>
          <table:table-cell table:style-name="ce64" table:formula="of:=0.39*[.M19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36" calcext:value-type="float">
            <text:p>36</text:p>
          </table:table-cell>
          <table:table-cell table:style-name="ce64" table:formula="of:=0.63*[.AB19]" office:value-type="float" office:value="22.68" calcext:value-type="float">
            <text:p>22.68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formula="of:=[.AD19]/[.Z19]*[.AA19]" office:value-type="float" office:value="504.841402337229" calcext:value-type="float">
            <text:p>504.841402337229</text:p>
          </table:table-cell>
          <table:table-cell table:style-name="ce64" table:formula="of:=[.AE19]/60" office:value-type="float" office:value="8.41402337228715" calcext:value-type="float">
            <text:p>8.41402337228715</text:p>
          </table:table-cell>
          <table:table-cell office:value-type="string" calcext:value-type="string">
            <text:p>q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20" calcext:value-type="float">
            <text:p>42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18</text:p>
          </table:table-cell>
          <table:table-cell table:style-name="ce55" office:value-type="float" office:value="750" calcext:value-type="float">
            <text:p>75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no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20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20]*[.J20]" office:value-type="float" office:value="0.0411835413777161" calcext:value-type="float">
            <text:p>0.0411835413777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office:value-type="float" office:value="49.6" calcext:value-type="float">
            <text:p>49.6</text:p>
          </table:table-cell>
          <table:table-cell table:style-name="ce81" office:value-type="float" office:value="116.8" calcext:value-type="float">
            <text:p>116.8</text:p>
          </table:table-cell>
          <table:table-cell table:style-name="ce81" office:value-type="float" office:value="154.1" calcext:value-type="float">
            <text:p>154.1</text:p>
          </table:table-cell>
          <table:table-cell table:style-name="ce64" table:formula="of:=0.25*[.M20]" office:value-type="float" office:value="0.010295885344429" calcext:value-type="float">
            <text:p>0.010295885344429</text:p>
          </table:table-cell>
          <table:table-cell table:style-name="ce64" table:formula="of:=0.36*[.M20]" office:value-type="float" office:value="0.0148260748959778" calcext:value-type="float">
            <text:p>0.014826074895978</text:p>
          </table:table-cell>
          <table:table-cell table:style-name="ce64" table:formula="of:=0.39*[.M20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80" calcext:value-type="float">
            <text:p>18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63" calcext:value-type="float">
            <text:p>63</text:p>
          </table:table-cell>
          <table:table-cell table:style-name="ce64" table:formula="of:=0.63*[.AB20]" office:value-type="float" office:value="39.69" calcext:value-type="float">
            <text:p>39.69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20]/[.Z20]*[.AA20]" office:value-type="float" office:value="468.781302170284" calcext:value-type="float">
            <text:p>468.781302170284</text:p>
          </table:table-cell>
          <table:table-cell table:style-name="ce64" table:formula="of:=[.AE20]/60" office:value-type="float" office:value="7.81302170283806" calcext:value-type="float">
            <text:p>7.81302170283806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00" calcext:value-type="float">
            <text:p>40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19</text:p>
          </table:table-cell>
          <table:table-cell table:style-name="ce55" office:value-type="float" office:value="160" calcext:value-type="float">
            <text:p>16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no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21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21]*[.J21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75.1" calcext:value-type="float">
            <text:p>75.1</text:p>
          </table:table-cell>
          <table:table-cell table:style-name="ce64" office:value-type="float" office:value="90.4" calcext:value-type="float">
            <text:p>90.4</text:p>
          </table:table-cell>
          <table:table-cell table:style-name="ce81" office:value-type="float" office:value="110.9" calcext:value-type="float">
            <text:p>110.9</text:p>
          </table:table-cell>
          <table:table-cell table:style-name="ce81" office:value-type="float" office:value="126.2" calcext:value-type="float">
            <text:p>126.2</text:p>
          </table:table-cell>
          <table:table-cell table:style-name="ce64" table:formula="of:=0.25*[.M21]" office:value-type="float" office:value="0.010295885344429" calcext:value-type="float">
            <text:p>0.010295885344429</text:p>
          </table:table-cell>
          <table:table-cell table:style-name="ce64" table:formula="of:=0.36*[.M21]" office:value-type="float" office:value="0.0148260748959778" calcext:value-type="float">
            <text:p>0.014826074895978</text:p>
          </table:table-cell>
          <table:table-cell table:style-name="ce64" table:formula="of:=0.39*[.M21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35" calcext:value-type="float">
            <text:p>35</text:p>
          </table:table-cell>
          <table:table-cell table:style-name="ce64" table:formula="of:=0.63*[.AB21]" office:value-type="float" office:value="22.05" calcext:value-type="float">
            <text:p>22.05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formula="of:=[.AD21]/[.Z21]*[.AA21]" office:value-type="float" office:value="576.961602671119" calcext:value-type="float">
            <text:p>576.961602671119</text:p>
          </table:table-cell>
          <table:table-cell table:style-name="ce64" table:formula="of:=[.AE21]/60" office:value-type="float" office:value="9.61602671118531" calcext:value-type="float">
            <text:p>9.6160267111853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05" calcext:value-type="float">
            <text:p>405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20</text:p>
          </table:table-cell>
          <table:table-cell table:style-name="ce55" office:value-type="float" office:value="570" calcext:value-type="float">
            <text:p>570</text:p>
          </table:table-cell>
          <table:table-cell table:style-name="ce59" office:value-type="string" calcext:value-type="string">
            <text:p>two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22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22]*[.J22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3.2" calcext:value-type="float">
            <text:p>13.2</text:p>
          </table:table-cell>
          <table:table-cell table:style-name="ce64" office:value-type="float" office:value="27.2" calcext:value-type="float">
            <text:p>27.2</text:p>
          </table:table-cell>
          <table:table-cell table:style-name="ce64" office:value-type="float" office:value="56.8" calcext:value-type="float">
            <text:p>56.8</text:p>
          </table:table-cell>
          <table:table-cell table:style-name="ce64" office:value-type="float" office:value="68.2" calcext:value-type="float">
            <text:p>68.2</text:p>
          </table:table-cell>
          <table:table-cell table:style-name="ce81" office:value-type="float" office:value="101.3" calcext:value-type="float">
            <text:p>101.3</text:p>
          </table:table-cell>
          <table:table-cell table:style-name="ce81" office:value-type="float" office:value="126.6" calcext:value-type="float">
            <text:p>126.6</text:p>
          </table:table-cell>
          <table:table-cell table:style-name="ce64" table:formula="of:=0.25*[.M22]" office:value-type="float" office:value="0.00233604121260155" calcext:value-type="float">
            <text:p>0.002336041212602</text:p>
          </table:table-cell>
          <table:table-cell table:style-name="ce64" table:formula="of:=0.36*[.M22]" office:value-type="float" office:value="0.00336389934614623" calcext:value-type="float">
            <text:p>0.003363899346146</text:p>
          </table:table-cell>
          <table:table-cell table:style-name="ce64" table:formula="of:=0.39*[.M22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4" calcext:value-type="float">
            <text:p>54</text:p>
          </table:table-cell>
          <table:table-cell table:style-name="ce64" table:formula="of:=0.63*[.AB22]" office:value-type="float" office:value="34.02" calcext:value-type="float">
            <text:p>34.02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formula="of:=[.AD22]/[.Z22]*[.AA22]" office:value-type="float" office:value="504.841402337229" calcext:value-type="float">
            <text:p>504.841402337229</text:p>
          </table:table-cell>
          <table:table-cell table:style-name="ce64" table:formula="of:=[.AE22]/60" office:value-type="float" office:value="8.41402337228715" calcext:value-type="float">
            <text:p>8.41402337228715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05" calcext:value-type="float">
            <text:p>405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RA</text:p>
          </table:table-cell>
          <table:table-cell table:style-name="ce59" office:value-type="string" calcext:value-type="string">
            <text:p>Tie21</text:p>
          </table:table-cell>
          <table:table-cell table:style-name="ce55" office:value-type="float" office:value="450" calcext:value-type="float">
            <text:p>45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23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23]*[.J23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7.4" calcext:value-type="float">
            <text:p>17.4</text:p>
          </table:table-cell>
          <table:table-cell table:style-name="ce64" office:value-type="float" office:value="33.4" calcext:value-type="float">
            <text:p>33.4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64.7" calcext:value-type="float">
            <text:p>64.7</text:p>
          </table:table-cell>
          <table:table-cell table:style-name="ce81" office:value-type="float" office:value="92.2" calcext:value-type="float">
            <text:p>92.2</text:p>
          </table:table-cell>
          <table:table-cell table:style-name="ce81" office:value-type="float" office:value="108.3" calcext:value-type="float">
            <text:p>108.3</text:p>
          </table:table-cell>
          <table:table-cell table:style-name="ce64" table:formula="of:=0.25*[.M23]" office:value-type="float" office:value="0.010295885344429" calcext:value-type="float">
            <text:p>0.010295885344429</text:p>
          </table:table-cell>
          <table:table-cell table:style-name="ce64" table:formula="of:=0.36*[.M23]" office:value-type="float" office:value="0.0148260748959778" calcext:value-type="float">
            <text:p>0.014826074895978</text:p>
          </table:table-cell>
          <table:table-cell table:style-name="ce64" table:formula="of:=0.39*[.M23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41" calcext:value-type="float">
            <text:p>41</text:p>
          </table:table-cell>
          <table:table-cell table:style-name="ce64" table:formula="of:=0.63*[.AB23]" office:value-type="float" office:value="25.83" calcext:value-type="float">
            <text:p>25.83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23]/[.Z23]*[.AA23]" office:value-type="float" office:value="468.781302170284" calcext:value-type="float">
            <text:p>468.781302170284</text:p>
          </table:table-cell>
          <table:table-cell table:style-name="ce64" table:formula="of:=[.AE23]/60" office:value-type="float" office:value="7.81302170283806" calcext:value-type="float">
            <text:p>7.81302170283806</text:p>
          </table:table-cell>
          <table:table-cell office:value-type="string" calcext:value-type="string">
            <text:p>u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00" calcext:value-type="float">
            <text:p>40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22</text:p>
          </table:table-cell>
          <table:table-cell table:style-name="ce55" office:value-type="float" office:value="310" calcext:value-type="float">
            <text:p>31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24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24]*[.J24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4.8" calcext:value-type="float">
            <text:p>24.8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92.2" calcext:value-type="float">
            <text:p>92.2</text:p>
          </table:table-cell>
          <table:table-cell table:style-name="ce81" office:value-type="float" office:value="119.7" calcext:value-type="float">
            <text:p>119.7</text:p>
          </table:table-cell>
          <table:table-cell table:style-name="ce81" office:value-type="float" office:value="139.9" calcext:value-type="float">
            <text:p>139.9</text:p>
          </table:table-cell>
          <table:table-cell table:style-name="ce64" table:formula="of:=0.25*[.M24]" office:value-type="float" office:value="0.010295885344429" calcext:value-type="float">
            <text:p>0.010295885344429</text:p>
          </table:table-cell>
          <table:table-cell table:style-name="ce64" table:formula="of:=0.36*[.M24]" office:value-type="float" office:value="0.0148260748959778" calcext:value-type="float">
            <text:p>0.014826074895978</text:p>
          </table:table-cell>
          <table:table-cell table:style-name="ce64" table:formula="of:=0.39*[.M24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40" calcext:value-type="float">
            <text:p>40</text:p>
          </table:table-cell>
          <table:table-cell table:style-name="ce64" table:formula="of:=0.63*[.AB24]" office:value-type="float" office:value="25.2" calcext:value-type="float">
            <text:p>25.2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formula="of:=[.AD24]/[.Z24]*[.AA24]" office:value-type="float" office:value="504.841402337229" calcext:value-type="float">
            <text:p>504.841402337229</text:p>
          </table:table-cell>
          <table:table-cell table:style-name="ce64" table:formula="of:=[.AE24]/60" office:value-type="float" office:value="8.41402337228715" calcext:value-type="float">
            <text:p>8.41402337228715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420" calcext:value-type="float">
            <text:p>42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23</text:p>
          </table:table-cell>
          <table:table-cell table:style-name="ce55" office:value-type="float" office:value="910" calcext:value-type="float">
            <text:p>91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25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25]*[.J25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.2" calcext:value-type="float">
            <text:p>20.2</text:p>
          </table:table-cell>
          <table:table-cell table:style-name="ce64" office:value-type="float" office:value="40.5" calcext:value-type="float">
            <text:p>40.5</text:p>
          </table:table-cell>
          <table:table-cell table:style-name="ce64" office:value-type="float" office:value="74.6" calcext:value-type="float">
            <text:p>74.6</text:p>
          </table:table-cell>
          <table:table-cell table:style-name="ce64" office:value-type="float" office:value="86.1" calcext:value-type="float">
            <text:p>86.1</text:p>
          </table:table-cell>
          <table:table-cell table:style-name="ce81" office:value-type="float" office:value="118" calcext:value-type="float">
            <text:p>118</text:p>
          </table:table-cell>
          <table:table-cell table:style-name="ce81" office:value-type="float" office:value="146.6" calcext:value-type="float">
            <text:p>146.6</text:p>
          </table:table-cell>
          <table:table-cell table:style-name="ce64" table:formula="of:=0.25*[.M25]" office:value-type="float" office:value="0.010295885344429" calcext:value-type="float">
            <text:p>0.010295885344429</text:p>
          </table:table-cell>
          <table:table-cell table:style-name="ce64" table:formula="of:=0.36*[.M25]" office:value-type="float" office:value="0.0148260748959778" calcext:value-type="float">
            <text:p>0.014826074895978</text:p>
          </table:table-cell>
          <table:table-cell table:style-name="ce64" table:formula="of:=0.39*[.M25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4" calcext:value-type="float">
            <text:p>54</text:p>
          </table:table-cell>
          <table:table-cell table:style-name="ce64" table:formula="of:=0.63*[.AB25]" office:value-type="float" office:value="34.02" calcext:value-type="float">
            <text:p>34.02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formula="of:=[.AD25]/[.Z25]*[.AA25]" office:value-type="float" office:value="540.901502504174" calcext:value-type="float">
            <text:p>540.901502504174</text:p>
          </table:table-cell>
          <table:table-cell table:style-name="ce64" table:formula="of:=[.AE25]/60" office:value-type="float" office:value="9.01502504173623" calcext:value-type="float">
            <text:p>9.01502504173623</text:p>
          </table:table-cell>
          <table:table-cell office:value-type="string" calcext:value-type="string">
            <text:p>w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335" calcext:value-type="float">
            <text:p>335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24</text:p>
          </table:table-cell>
          <table:table-cell table:style-name="ce55" office:value-type="float" office:value="100" calcext:value-type="float">
            <text:p>100</text:p>
          </table:table-cell>
          <table:table-cell table:style-name="ce59" office:value-type="string" calcext:value-type="string">
            <text:p>on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26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26]*[.J26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10.5" calcext:value-type="float">
            <text:p>110.5</text:p>
          </table:table-cell>
          <table:table-cell table:style-name="ce64" office:value-type="float" office:value="140.5" calcext:value-type="float">
            <text:p>140.5</text:p>
          </table:table-cell>
          <table:table-cell table:style-name="ce64" office:value-type="float" office:value="173.5" calcext:value-type="float">
            <text:p>173.5</text:p>
          </table:table-cell>
          <table:table-cell table:style-name="ce64" office:value-type="float" office:value="188" calcext:value-type="float">
            <text:p>188</text:p>
          </table:table-cell>
          <table:table-cell table:style-name="ce81" office:value-type="float" office:value="230" calcext:value-type="float">
            <text:p>230</text:p>
          </table:table-cell>
          <table:table-cell table:style-name="ce81" office:value-type="float" office:value="296.6" calcext:value-type="float">
            <text:p>296.6</text:p>
          </table:table-cell>
          <table:table-cell table:style-name="ce64" table:formula="of:=0.25*[.M26]" office:value-type="float" office:value="0.00233604121260155" calcext:value-type="float">
            <text:p>0.002336041212602</text:p>
          </table:table-cell>
          <table:table-cell table:style-name="ce64" table:formula="of:=0.36*[.M26]" office:value-type="float" office:value="0.00336389934614623" calcext:value-type="float">
            <text:p>0.003363899346146</text:p>
          </table:table-cell>
          <table:table-cell table:style-name="ce64" table:formula="of:=0.39*[.M26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350" calcext:value-type="float">
            <text:p>35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9" calcext:value-type="float">
            <text:p>59</text:p>
          </table:table-cell>
          <table:table-cell table:style-name="ce64" table:formula="of:=0.63*[.AB26]" office:value-type="float" office:value="37.17" calcext:value-type="float">
            <text:p>37.17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26]/[.Z26]*[.AA26]" office:value-type="float" office:value="468.781302170284" calcext:value-type="float">
            <text:p>468.781302170284</text:p>
          </table:table-cell>
          <table:table-cell table:style-name="ce64" table:formula="of:=[.AE26]/60" office:value-type="float" office:value="7.81302170283806" calcext:value-type="float">
            <text:p>7.81302170283806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2" table:style-name="ce55" office:value-type="float" office:value="345" calcext:value-type="float">
            <text:p>345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25</text:p>
          </table:table-cell>
          <table:table-cell table:style-name="ce55" office:value-type="float" office:value="133.33" calcext:value-type="float">
            <text:p>133.33</text:p>
          </table:table-cell>
          <table:table-cell table:style-name="ce59" office:value-type="string" calcext:value-type="string">
            <text:p>on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27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27]*[.J27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3.5" calcext:value-type="float">
            <text:p>93.5</text:p>
          </table:table-cell>
          <table:table-cell table:style-name="ce64" office:value-type="float" office:value="127" calcext:value-type="float">
            <text:p>127</text:p>
          </table:table-cell>
          <table:table-cell table:style-name="ce64" office:value-type="float" office:value="154" calcext:value-type="float">
            <text:p>154</text:p>
          </table:table-cell>
          <table:table-cell table:style-name="ce64" office:value-type="float" office:value="166.8" calcext:value-type="float">
            <text:p>166.8</text:p>
          </table:table-cell>
          <table:table-cell table:style-name="ce81" office:value-type="float" office:value="206.2" calcext:value-type="float">
            <text:p>206.2</text:p>
          </table:table-cell>
          <table:table-cell table:style-name="ce81" office:value-type="float" office:value="259.9" calcext:value-type="float">
            <text:p>259.9</text:p>
          </table:table-cell>
          <table:table-cell table:style-name="ce64" table:formula="of:=0.25*[.M27]" office:value-type="float" office:value="0.00233604121260155" calcext:value-type="float">
            <text:p>0.002336041212602</text:p>
          </table:table-cell>
          <table:table-cell table:style-name="ce64" table:formula="of:=0.36*[.M27]" office:value-type="float" office:value="0.00336389934614623" calcext:value-type="float">
            <text:p>0.003363899346146</text:p>
          </table:table-cell>
          <table:table-cell table:style-name="ce64" table:formula="of:=0.39*[.M27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4" calcext:value-type="float">
            <text:p>54</text:p>
          </table:table-cell>
          <table:table-cell table:style-name="ce64" table:formula="of:=0.63*[.AB27]" office:value-type="float" office:value="34.02" calcext:value-type="float">
            <text:p>34.02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formula="of:=[.AD27]/[.Z27]*[.AA27]" office:value-type="float" office:value="504.841402337229" calcext:value-type="float">
            <text:p>504.841402337229</text:p>
          </table:table-cell>
          <table:table-cell table:style-name="ce64" table:formula="of:=[.AE27]/60" office:value-type="float" office:value="8.41402337228715" calcext:value-type="float">
            <text:p>8.41402337228715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75" calcext:value-type="float">
            <text:p>275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TRA</text:p>
          </table:table-cell>
          <table:table-cell table:style-name="ce60" office:value-type="string" calcext:value-type="string">
            <text:p>Tie26</text:p>
          </table:table-cell>
          <table:table-cell table:style-name="ce56" office:value-type="float" office:value="120" calcext:value-type="float">
            <text:p>12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28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28]*[.J28]" office:value-type="float" office:value="0.0412522290469586" calcext:value-type="float">
            <text:p>0.041252229046959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4.3" calcext:value-type="float">
            <text:p>4.3</text:p>
          </table:table-cell>
          <table:table-cell table:style-name="ce78" office:value-type="float" office:value="74.3" calcext:value-type="float">
            <text:p>74.3</text:p>
          </table:table-cell>
          <table:table-cell table:style-name="ce78" office:value-type="float" office:value="91.7" calcext:value-type="float">
            <text:p>91.7</text:p>
          </table:table-cell>
          <table:table-cell table:style-name="ce65" office:value-type="float" office:value="122.2" calcext:value-type="float">
            <text:p>122.2</text:p>
          </table:table-cell>
          <table:table-cell table:style-name="ce65" office:value-type="float" office:value="151.8" calcext:value-type="float">
            <text:p>151.8</text:p>
          </table:table-cell>
          <table:table-cell table:style-name="ce78" table:formula="of:=0.25*[.M28]" office:value-type="float" office:value="0.0103130572617396" calcext:value-type="float">
            <text:p>0.01031305726174</text:p>
          </table:table-cell>
          <table:table-cell table:style-name="ce78" table:formula="of:=0.36*[.M28]" office:value-type="float" office:value="0.0148508024569051" calcext:value-type="float">
            <text:p>0.014850802456905</text:p>
          </table:table-cell>
          <table:table-cell table:style-name="ce78" table:formula="of:=0.39*[.M28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6" calcext:value-type="float">
            <text:p>56</text:p>
          </table:table-cell>
          <table:table-cell table:style-name="ce78" table:formula="of:=0.63*[.AB28]" office:value-type="float" office:value="35.28" calcext:value-type="float">
            <text:p>35.28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28]/[.Z28]*[.AA28]" office:value-type="float" office:value="468.781302170284" calcext:value-type="float">
            <text:p>468.781302170284</text:p>
          </table:table-cell>
          <table:table-cell table:style-name="ce78" table:formula="of:=[.AE28]/60" office:value-type="float" office:value="7.81302170283806" calcext:value-type="float">
            <text:p>7.81302170283806</text:p>
          </table:table-cell>
          <table:table-cell office:value-type="string" calcext:value-type="string">
            <text:p>z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75" calcext:value-type="float">
            <text:p>275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27</text:p>
          </table:table-cell>
          <table:table-cell table:style-name="ce56" office:value-type="float" office:value="500" calcext:value-type="float">
            <text:p>50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29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29]*[.J29]" office:value-type="float" office:value="0.0412522290469586" calcext:value-type="float">
            <text:p>0.04125222904695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13.2" calcext:value-type="float">
            <text:p>13.2</text:p>
          </table:table-cell>
          <table:table-cell table:style-name="ce78" office:value-type="float" office:value="66.5" calcext:value-type="float">
            <text:p>66.5</text:p>
          </table:table-cell>
          <table:table-cell table:style-name="ce78" office:value-type="float" office:value="86.4" calcext:value-type="float">
            <text:p>86.4</text:p>
          </table:table-cell>
          <table:table-cell table:style-name="ce65" office:value-type="float" office:value="122.8" calcext:value-type="float">
            <text:p>122.8</text:p>
          </table:table-cell>
          <table:table-cell table:style-name="ce65" office:value-type="float" office:value="156.7" calcext:value-type="float">
            <text:p>156.7</text:p>
          </table:table-cell>
          <table:table-cell table:style-name="ce78" table:formula="of:=0.25*[.M29]" office:value-type="float" office:value="0.0103130572617396" calcext:value-type="float">
            <text:p>0.01031305726174</text:p>
          </table:table-cell>
          <table:table-cell table:style-name="ce78" table:formula="of:=0.36*[.M29]" office:value-type="float" office:value="0.0148508024569051" calcext:value-type="float">
            <text:p>0.014850802456905</text:p>
          </table:table-cell>
          <table:table-cell table:style-name="ce78" table:formula="of:=0.39*[.M29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7" calcext:value-type="float">
            <text:p>57</text:p>
          </table:table-cell>
          <table:table-cell table:style-name="ce78" table:formula="of:=0.63*[.AB29]" office:value-type="float" office:value="35.91" calcext:value-type="float">
            <text:p>35.91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29]/[.Z29]*[.AA29]" office:value-type="float" office:value="468.781302170284" calcext:value-type="float">
            <text:p>468.781302170284</text:p>
          </table:table-cell>
          <table:table-cell table:style-name="ce78" table:formula="of:=[.AE29]/60" office:value-type="float" office:value="7.81302170283806" calcext:value-type="float">
            <text:p>7.81302170283806</text:p>
          </table:table-cell>
          <table:table-cell office:value-type="string" calcext:value-type="string">
            <text:p>za</text:p>
          </table:table-cell>
        </table:table-row>
        <table:table-row table:style-name="ro3">
          <table:table-cell table:style-name="ce55" office:value-type="float" office:value="345" calcext:value-type="float">
            <text:p>345</text:p>
          </table:table-cell>
          <table:table-cell table:style-name="ce55" office:value-type="float" office:value="330" calcext:value-type="float">
            <text:p>33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28</text:p>
          </table:table-cell>
          <table:table-cell table:style-name="ce55" office:value-type="float" office:value="200" calcext:value-type="float">
            <text:p>20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no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30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30]*[.J30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53.1" calcext:value-type="float">
            <text:p>53.1</text:p>
          </table:table-cell>
          <table:table-cell table:style-name="ce64" office:value-type="float" office:value="108.8" calcext:value-type="float">
            <text:p>108.8</text:p>
          </table:table-cell>
          <table:table-cell table:style-name="ce64" office:value-type="float" office:value="118.9" calcext:value-type="float">
            <text:p>118.9</text:p>
          </table:table-cell>
          <table:table-cell table:style-name="ce81" office:value-type="float" office:value="158.5" calcext:value-type="float">
            <text:p>158.5</text:p>
          </table:table-cell>
          <table:table-cell table:style-name="ce81" office:value-type="float" office:value="209.3" calcext:value-type="float">
            <text:p>209.3</text:p>
          </table:table-cell>
          <table:table-cell table:style-name="ce64" table:formula="of:=0.25*[.M30]" office:value-type="float" office:value="0.010295885344429" calcext:value-type="float">
            <text:p>0.010295885344429</text:p>
          </table:table-cell>
          <table:table-cell table:style-name="ce64" table:formula="of:=0.36*[.M30]" office:value-type="float" office:value="0.0148260748959778" calcext:value-type="float">
            <text:p>0.014826074895978</text:p>
          </table:table-cell>
          <table:table-cell table:style-name="ce64" table:formula="of:=0.39*[.M30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250" calcext:value-type="float">
            <text:p>25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62" calcext:value-type="float">
            <text:p>62</text:p>
          </table:table-cell>
          <table:table-cell table:style-name="ce64" table:formula="of:=0.63*[.AB30]" office:value-type="float" office:value="39.06" calcext:value-type="float">
            <text:p>39.06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[.AD30]/[.Z30]*[.AA30]" office:value-type="float" office:value="432.721202003339" calcext:value-type="float">
            <text:p>432.721202003339</text:p>
          </table:table-cell>
          <table:table-cell table:style-name="ce64" table:formula="of:=[.AE30]/60" office:value-type="float" office:value="7.21202003338898" calcext:value-type="float">
            <text:p>7.21202003338898</text:p>
          </table:table-cell>
          <table:table-cell office:value-type="string" calcext:value-type="string">
            <text:p>zb</text:p>
          </table:table-cell>
        </table:table-row>
        <table:table-row table:style-name="ro3">
          <table:table-cell table:number-columns-repeated="2" table:style-name="ce55" office:value-type="float" office:value="345" calcext:value-type="float">
            <text:p>345</text:p>
          </table:table-cell>
          <table:table-cell table:style-name="ce59" office:value-type="string" calcext:value-type="string">
            <text:p>singl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29</text:p>
          </table:table-cell>
          <table:table-cell table:style-name="ce55" office:value-type="float" office:value="500" calcext:value-type="float">
            <text:p>500</text:p>
          </table:table-cell>
          <table:table-cell table:style-name="ce59" office:value-type="string" calcext:value-type="string">
            <text:p>two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64" table:formula="of:=[.L31]*[$'Voltage and Phase Fractional Populations'.$E$4]" office:value-type="float" office:value="0.0214285714285714" calcext:value-type="float">
            <text:p>0.021428571428571</text:p>
          </table:table-cell>
          <table:table-cell table:style-name="ce64" table:formula="of:=1/7" office:value-type="float" office:value="0.142857142857143" calcext:value-type="float">
            <text:p>0.142857142857143</text:p>
          </table:table-cell>
          <table:table-cell table:style-name="ce64" table:formula="of:=[.L31]*[.J31]" office:value-type="float" office:value="0.00934416485040619" calcext:value-type="float">
            <text:p>0.00934416485040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1.4" calcext:value-type="float">
            <text:p>11.4</text:p>
          </table:table-cell>
          <table:table-cell table:style-name="ce64" office:value-type="float" office:value="24.8" calcext:value-type="float">
            <text:p>24.8</text:p>
          </table:table-cell>
          <table:table-cell table:style-name="ce64" office:value-type="float" office:value="52.9" calcext:value-type="float">
            <text:p>52.9</text:p>
          </table:table-cell>
          <table:table-cell table:style-name="ce64" office:value-type="float" office:value="64.7" calcext:value-type="float">
            <text:p>64.7</text:p>
          </table:table-cell>
          <table:table-cell table:style-name="ce81" office:value-type="float" office:value="100.9" calcext:value-type="float">
            <text:p>100.9</text:p>
          </table:table-cell>
          <table:table-cell table:style-name="ce81" office:value-type="float" office:value="128.8" calcext:value-type="float">
            <text:p>128.8</text:p>
          </table:table-cell>
          <table:table-cell table:style-name="ce64" table:formula="of:=0.25*[.M31]" office:value-type="float" office:value="0.00233604121260155" calcext:value-type="float">
            <text:p>0.002336041212602</text:p>
          </table:table-cell>
          <table:table-cell table:style-name="ce64" table:formula="of:=0.36*[.M31]" office:value-type="float" office:value="0.00336389934614623" calcext:value-type="float">
            <text:p>0.003363899346146</text:p>
          </table:table-cell>
          <table:table-cell table:style-name="ce64" table:formula="of:=0.39*[.M31]" office:value-type="float" office:value="0.00364422429165841" calcext:value-type="float">
            <text:p>0.003644224291658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61" calcext:value-type="float">
            <text:p>61</text:p>
          </table:table-cell>
          <table:table-cell table:style-name="ce64" table:formula="of:=0.63*[.AB31]" office:value-type="float" office:value="38.43" calcext:value-type="float">
            <text:p>38.43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31]/[.Z31]*[.AA31]" office:value-type="float" office:value="468.781302170284" calcext:value-type="float">
            <text:p>468.781302170284</text:p>
          </table:table-cell>
          <table:table-cell table:style-name="ce64" table:formula="of:=[.AE31]/60" office:value-type="float" office:value="7.81302170283806" calcext:value-type="float">
            <text:p>7.81302170283806</text:p>
          </table:table-cell>
          <table:table-cell office:value-type="string" calcext:value-type="string">
            <text:p>zc</text:p>
          </table:table-cell>
        </table:table-row>
        <table:table-row table:style-name="ro3">
          <table:table-cell table:number-columns-repeated="2" table:style-name="ce55" office:value-type="float" office:value="345" calcext:value-type="float">
            <text:p>345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30</text:p>
          </table:table-cell>
          <table:table-cell table:style-name="ce55" office:value-type="float" office:value="500" calcext:value-type="float">
            <text:p>50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32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32]*[.J32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1.8" calcext:value-type="float">
            <text:p>31.8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03.1" calcext:value-type="float">
            <text:p>103.1</text:p>
          </table:table-cell>
          <table:table-cell table:style-name="ce64" office:value-type="float" office:value="115.6" calcext:value-type="float">
            <text:p>115.6</text:p>
          </table:table-cell>
          <table:table-cell table:style-name="ce81" office:value-type="float" office:value="146.1" calcext:value-type="float">
            <text:p>146.1</text:p>
          </table:table-cell>
          <table:table-cell table:style-name="ce81" office:value-type="float" office:value="182" calcext:value-type="float">
            <text:p>182</text:p>
          </table:table-cell>
          <table:table-cell table:style-name="ce64" table:formula="of:=0.25*[.M32]" office:value-type="float" office:value="0.010295885344429" calcext:value-type="float">
            <text:p>0.010295885344429</text:p>
          </table:table-cell>
          <table:table-cell table:style-name="ce64" table:formula="of:=0.36*[.M32]" office:value-type="float" office:value="0.0148260748959778" calcext:value-type="float">
            <text:p>0.014826074895978</text:p>
          </table:table-cell>
          <table:table-cell table:style-name="ce64" table:formula="of:=0.39*[.M32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5" calcext:value-type="float">
            <text:p>55</text:p>
          </table:table-cell>
          <table:table-cell table:style-name="ce64" table:formula="of:=0.63*[.AB32]" office:value-type="float" office:value="34.65" calcext:value-type="float">
            <text:p>34.65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32]/[.Z32]*[.AA32]" office:value-type="float" office:value="468.781302170284" calcext:value-type="float">
            <text:p>468.781302170284</text:p>
          </table:table-cell>
          <table:table-cell table:style-name="ce64" table:formula="of:=[.AE32]/60" office:value-type="float" office:value="7.81302170283806" calcext:value-type="float">
            <text:p>7.81302170283806</text:p>
          </table:table-cell>
          <table:table-cell office:value-type="string" calcext:value-type="string">
            <text:p>zd</text:p>
          </table:table-cell>
        </table:table-row>
        <table:table-row table:style-name="ro3">
          <table:table-cell table:number-columns-repeated="2" table:style-name="ce55" office:value-type="float" office:value="345" calcext:value-type="float">
            <text:p>345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Auto</text:p>
          </table:table-cell>
          <table:table-cell table:style-name="ce59" office:value-type="string" calcext:value-type="string">
            <text:p>Tie31</text:p>
          </table:table-cell>
          <table:table-cell table:style-name="ce55" office:value-type="float" office:value="800" calcext:value-type="float">
            <text:p>800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33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33]*[.J33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2.8" calcext:value-type="float">
            <text:p>22.8</text:p>
          </table:table-cell>
          <table:table-cell table:style-name="ce64" office:value-type="float" office:value="47.4" calcext:value-type="float">
            <text:p>47.4</text:p>
          </table:table-cell>
          <table:table-cell table:style-name="ce64" office:value-type="float" office:value="85.6" calcext:value-type="float">
            <text:p>85.6</text:p>
          </table:table-cell>
          <table:table-cell table:style-name="ce64" office:value-type="float" office:value="98.1" calcext:value-type="float">
            <text:p>98.1</text:p>
          </table:table-cell>
          <table:table-cell table:style-name="ce81" office:value-type="float" office:value="134.1" calcext:value-type="float">
            <text:p>134.1</text:p>
          </table:table-cell>
          <table:table-cell table:style-name="ce81" office:value-type="float" office:value="167.9" calcext:value-type="float">
            <text:p>167.9</text:p>
          </table:table-cell>
          <table:table-cell table:style-name="ce64" table:formula="of:=0.25*[.M33]" office:value-type="float" office:value="0.010295885344429" calcext:value-type="float">
            <text:p>0.010295885344429</text:p>
          </table:table-cell>
          <table:table-cell table:style-name="ce64" table:formula="of:=0.36*[.M33]" office:value-type="float" office:value="0.0148260748959778" calcext:value-type="float">
            <text:p>0.014826074895978</text:p>
          </table:table-cell>
          <table:table-cell table:style-name="ce64" table:formula="of:=0.39*[.M33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80" calcext:value-type="float">
            <text:p>18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57" calcext:value-type="float">
            <text:p>57</text:p>
          </table:table-cell>
          <table:table-cell table:style-name="ce64" table:formula="of:=0.63*[.AB33]" office:value-type="float" office:value="35.91" calcext:value-type="float">
            <text:p>35.91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33]/[.Z33]*[.AA33]" office:value-type="float" office:value="468.781302170284" calcext:value-type="float">
            <text:p>468.781302170284</text:p>
          </table:table-cell>
          <table:table-cell table:style-name="ce64" table:formula="of:=[.AE33]/60" office:value-type="float" office:value="7.81302170283806" calcext:value-type="float">
            <text:p>7.81302170283806</text:p>
          </table:table-cell>
          <table:table-cell office:value-type="string" calcext:value-type="string">
            <text:p>ze</text:p>
          </table:table-cell>
        </table:table-row>
        <table:table-row table:style-name="ro3">
          <table:table-cell table:number-columns-repeated="2" table:style-name="ce55" office:value-type="float" office:value="345" calcext:value-type="float">
            <text:p>345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GSU</text:p>
          </table:table-cell>
          <table:table-cell table:style-name="ce59" office:value-type="string" calcext:value-type="string">
            <text:p>Tie32</text:p>
          </table:table-cell>
          <table:table-cell table:style-name="ce55" office:value-type="float" office:value="315" calcext:value-type="float">
            <text:p>315</text:p>
          </table:table-cell>
          <table:table-cell table:style-name="ce59" office:value-type="string" calcext:value-type="string">
            <text:p>three</text:p>
          </table:table-cell>
          <table:table-cell table:style-name="ce59" office:value-type="string" calcext:value-type="string">
            <text:p>two flux return</text:p>
          </table:table-cell>
          <table:table-cell table:style-name="ce64" table:formula="of:=[$'GIC per Phase per Unit Field'.$C$5]" office:value-type="float" office:value="9" calcext:value-type="float">
            <text:p>9</text:p>
          </table:table-cell>
          <table:table-cell table:style-name="ce64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64" table:formula="of:=[.L34]*[$'Voltage and Phase Fractional Populations'.$E$5]" office:value-type="float" office:value="0.0944444444444444" calcext:value-type="float">
            <text:p>0.094444444444444</text:p>
          </table:table-cell>
          <table:table-cell table:style-name="ce64" table:formula="of:=1/9" office:value-type="float" office:value="0.111111111111111" calcext:value-type="float">
            <text:p>0.111111111111111</text:p>
          </table:table-cell>
          <table:table-cell table:style-name="ce64" table:formula="of:=[.L34]*[.J34]" office:value-type="float" office:value="0.0411835413777161" calcext:value-type="float">
            <text:p>0.04118354137771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.3" calcext:value-type="float">
            <text:p>20.3</text:p>
          </table:table-cell>
          <table:table-cell table:style-name="ce64" office:value-type="float" office:value="42.4" calcext:value-type="float">
            <text:p>42.4</text:p>
          </table:table-cell>
          <table:table-cell table:style-name="ce64" office:value-type="float" office:value="81.2" calcext:value-type="float">
            <text:p>81.2</text:p>
          </table:table-cell>
          <table:table-cell table:style-name="ce64" office:value-type="float" office:value="94.1" calcext:value-type="float">
            <text:p>94.1</text:p>
          </table:table-cell>
          <table:table-cell table:style-name="ce81" office:value-type="float" office:value="132.7" calcext:value-type="float">
            <text:p>132.7</text:p>
          </table:table-cell>
          <table:table-cell table:style-name="ce81" office:value-type="float" office:value="168.8" calcext:value-type="float">
            <text:p>168.8</text:p>
          </table:table-cell>
          <table:table-cell table:style-name="ce64" table:formula="of:=0.25*[.M34]" office:value-type="float" office:value="0.010295885344429" calcext:value-type="float">
            <text:p>0.010295885344429</text:p>
          </table:table-cell>
          <table:table-cell table:style-name="ce64" table:formula="of:=0.36*[.M34]" office:value-type="float" office:value="0.0148260748959778" calcext:value-type="float">
            <text:p>0.014826074895978</text:p>
          </table:table-cell>
          <table:table-cell table:style-name="ce64" table:formula="of:=0.39*[.M34]" office:value-type="float" office:value="0.0160615811373093" calcext:value-type="float">
            <text:p>0.016061581137309</text:p>
          </table:table-cell>
          <table:table-cell table:style-name="ce64" office:value-type="float" office:value="289" calcext:value-type="float">
            <text:p>289</text:p>
          </table:table-cell>
          <table:table-cell table:style-name="ce64" office:value-type="float" office:value="180" calcext:value-type="float">
            <text:p>180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table:formula="of:=360*60" office:value-type="float" office:value="21600" calcext:value-type="float">
            <text:p>21600</text:p>
          </table:table-cell>
          <table:table-cell table:style-name="ce64" office:value-type="float" office:value="60" calcext:value-type="float">
            <text:p>60</text:p>
          </table:table-cell>
          <table:table-cell table:style-name="ce64" table:formula="of:=0.63*[.AB34]" office:value-type="float" office:value="37.8" calcext:value-type="float">
            <text:p>37.8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[.AD34]/[.Z34]*[.AA34]" office:value-type="float" office:value="468.781302170284" calcext:value-type="float">
            <text:p>468.781302170284</text:p>
          </table:table-cell>
          <table:table-cell table:style-name="ce64" table:formula="of:=[.AE34]/60" office:value-type="float" office:value="7.81302170283806" calcext:value-type="float">
            <text:p>7.81302170283806</text:p>
          </table:table-cell>
          <table:table-cell office:value-type="string" calcext:value-type="string">
            <text:p>zf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singl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33</text:p>
          </table:table-cell>
          <table:table-cell table:style-name="ce56" office:value-type="float" office:value="133.33" calcext:value-type="float">
            <text:p>133.33</text:p>
          </table:table-cell>
          <table:table-cell table:style-name="ce60" office:value-type="string" calcext:value-type="string">
            <text:p>one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78" table:formula="of:=[.L35]*[$'Voltage and Phase Fractional Populations'.$E$2]" office:value-type="float" office:value="0.05" calcext:value-type="float">
            <text:p>0.05</text:p>
          </table:table-cell>
          <table:table-cell table:style-name="ce78" table:formula="of:=1/5" office:value-type="float" office:value="0.2" calcext:value-type="float">
            <text:p>0.2</text:p>
          </table:table-cell>
          <table:table-cell table:style-name="ce78" table:formula="of:=[.L35]*[.J35]" office:value-type="float" office:value="0.019251040221914" calcext:value-type="float">
            <text:p>0.01925104022191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3.6" calcext:value-type="float">
            <text:p>43.6</text:p>
          </table:table-cell>
          <table:table-cell table:style-name="ce78" office:value-type="float" office:value="80.6" calcext:value-type="float">
            <text:p>80.6</text:p>
          </table:table-cell>
          <table:table-cell table:style-name="ce78" office:value-type="float" office:value="121.5" calcext:value-type="float">
            <text:p>121.5</text:p>
          </table:table-cell>
          <table:table-cell table:style-name="ce78" office:value-type="float" office:value="130.8" calcext:value-type="float">
            <text:p>130.8</text:p>
          </table:table-cell>
          <table:table-cell table:style-name="ce65" office:value-type="float" office:value="165.7" calcext:value-type="float">
            <text:p>165.7</text:p>
          </table:table-cell>
          <table:table-cell table:style-name="ce65" office:value-type="float" office:value="213.4" calcext:value-type="float">
            <text:p>213.4</text:p>
          </table:table-cell>
          <table:table-cell table:style-name="ce78" table:formula="of:=0.25*[.M35]" office:value-type="float" office:value="0.00481276005547851" calcext:value-type="float">
            <text:p>0.004812760055479</text:p>
          </table:table-cell>
          <table:table-cell table:style-name="ce78" table:formula="of:=0.36*[.M35]" office:value-type="float" office:value="0.00693037447988905" calcext:value-type="float">
            <text:p>0.006930374479889</text:p>
          </table:table-cell>
          <table:table-cell table:style-name="ce78" table:formula="of:=0.39*[.M35]" office:value-type="float" office:value="0.00750790568654647" calcext:value-type="float">
            <text:p>0.007507905686546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250" calcext:value-type="float">
            <text:p>25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7" calcext:value-type="float">
            <text:p>57</text:p>
          </table:table-cell>
          <table:table-cell table:style-name="ce78" table:formula="of:=0.63*[.AB35]" office:value-type="float" office:value="35.91" calcext:value-type="float">
            <text:p>35.91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35]/[.Z35]*[.AA35]" office:value-type="float" office:value="468.781302170284" calcext:value-type="float">
            <text:p>468.781302170284</text:p>
          </table:table-cell>
          <table:table-cell table:style-name="ce78" table:formula="of:=[.AE35]/60" office:value-type="float" office:value="7.81302170283806" calcext:value-type="float">
            <text:p>7.81302170283806</text:p>
          </table:table-cell>
          <table:table-cell office:value-type="string" calcext:value-type="string">
            <text:p>zg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31" calcext:value-type="float">
            <text:p>231</text:p>
          </table:table-cell>
          <table:table-cell table:style-name="ce60" office:value-type="string" calcext:value-type="string">
            <text:p>singl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34</text:p>
          </table:table-cell>
          <table:table-cell table:style-name="ce56" office:value-type="float" office:value="66.6" calcext:value-type="float">
            <text:p>66.6</text:p>
          </table:table-cell>
          <table:table-cell table:style-name="ce60" office:value-type="string" calcext:value-type="string">
            <text:p>one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78" table:formula="of:=[.L36]*[$'Voltage and Phase Fractional Populations'.$E$2]" office:value-type="float" office:value="0.05" calcext:value-type="float">
            <text:p>0.05</text:p>
          </table:table-cell>
          <table:table-cell table:style-name="ce78" table:formula="of:=1/5" office:value-type="float" office:value="0.2" calcext:value-type="float">
            <text:p>0.2</text:p>
          </table:table-cell>
          <table:table-cell table:style-name="ce78" table:formula="of:=[.L36]*[.J36]" office:value-type="float" office:value="0.019251040221914" calcext:value-type="float">
            <text:p>0.01925104022191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5.6" calcext:value-type="float">
            <text:p>55.6</text:p>
          </table:table-cell>
          <table:table-cell table:style-name="ce78" office:value-type="float" office:value="95.8" calcext:value-type="float">
            <text:p>95.8</text:p>
          </table:table-cell>
          <table:table-cell table:style-name="ce78" office:value-type="float" office:value="125.5" calcext:value-type="float">
            <text:p>125.5</text:p>
          </table:table-cell>
          <table:table-cell table:style-name="ce78" office:value-type="float" office:value="133.1" calcext:value-type="float">
            <text:p>133.1</text:p>
          </table:table-cell>
          <table:table-cell table:style-name="ce65" office:value-type="float" office:value="162.2" calcext:value-type="float">
            <text:p>162.2</text:p>
          </table:table-cell>
          <table:table-cell table:style-name="ce65" office:value-type="float" office:value="204.4" calcext:value-type="float">
            <text:p>204.4</text:p>
          </table:table-cell>
          <table:table-cell table:style-name="ce78" table:formula="of:=0.25*[.M36]" office:value-type="float" office:value="0.00481276005547851" calcext:value-type="float">
            <text:p>0.004812760055479</text:p>
          </table:table-cell>
          <table:table-cell table:style-name="ce78" table:formula="of:=0.36*[.M36]" office:value-type="float" office:value="0.00693037447988905" calcext:value-type="float">
            <text:p>0.006930374479889</text:p>
          </table:table-cell>
          <table:table-cell table:style-name="ce78" table:formula="of:=0.39*[.M36]" office:value-type="float" office:value="0.00750790568654647" calcext:value-type="float">
            <text:p>0.007507905686546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250" calcext:value-type="float">
            <text:p>25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2" calcext:value-type="float">
            <text:p>52</text:p>
          </table:table-cell>
          <table:table-cell table:style-name="ce78" table:formula="of:=0.63*[.AB36]" office:value-type="float" office:value="32.76" calcext:value-type="float">
            <text:p>32.76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formula="of:=[.AD36]/[.Z36]*[.AA36]" office:value-type="float" office:value="504.841402337229" calcext:value-type="float">
            <text:p>504.841402337229</text:p>
          </table:table-cell>
          <table:table-cell table:style-name="ce78" table:formula="of:=[.AE36]/60" office:value-type="float" office:value="8.41402337228715" calcext:value-type="float">
            <text:p>8.41402337228715</text:p>
          </table:table-cell>
          <table:table-cell office:value-type="string" calcext:value-type="string">
            <text:p>zh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single</text:p>
          </table:table-cell>
          <table:table-cell table:style-name="ce60" office:value-type="string" calcext:value-type="string">
            <text:p>GSU</text:p>
          </table:table-cell>
          <table:table-cell table:style-name="ce60" office:value-type="string" calcext:value-type="string">
            <text:p>Tie35</text:p>
          </table:table-cell>
          <table:table-cell table:style-name="ce56" office:value-type="float" office:value="100" calcext:value-type="float">
            <text:p>100</text:p>
          </table:table-cell>
          <table:table-cell table:style-name="ce60" office:value-type="string" calcext:value-type="string">
            <text:p>two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78" table:formula="of:=[.L37]*[$'Voltage and Phase Fractional Populations'.$E$2]" office:value-type="float" office:value="0.05" calcext:value-type="float">
            <text:p>0.05</text:p>
          </table:table-cell>
          <table:table-cell table:style-name="ce78" table:formula="of:=1/5" office:value-type="float" office:value="0.2" calcext:value-type="float">
            <text:p>0.2</text:p>
          </table:table-cell>
          <table:table-cell table:style-name="ce78" table:formula="of:=[.L37]*[.J37]" office:value-type="float" office:value="0.019251040221914" calcext:value-type="float">
            <text:p>0.01925104022191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52.5" calcext:value-type="float">
            <text:p>52.5</text:p>
          </table:table-cell>
          <table:table-cell table:style-name="ce78" office:value-type="float" office:value="88" calcext:value-type="float">
            <text:p>88</text:p>
          </table:table-cell>
          <table:table-cell table:style-name="ce78" office:value-type="float" office:value="99.7" calcext:value-type="float">
            <text:p>99.7</text:p>
          </table:table-cell>
          <table:table-cell table:style-name="ce65" office:value-type="float" office:value="125.5" calcext:value-type="float">
            <text:p>125.5</text:p>
          </table:table-cell>
          <table:table-cell table:style-name="ce65" office:value-type="float" office:value="145.8" calcext:value-type="float">
            <text:p>145.8</text:p>
          </table:table-cell>
          <table:table-cell table:style-name="ce65" table:formula="of:=0.25*[.M37]" office:value-type="float" office:value="0.00481276005547851" calcext:value-type="float">
            <text:p>0.004812760055479</text:p>
          </table:table-cell>
          <table:table-cell table:style-name="ce78" table:formula="of:=0.36*[.M37]" office:value-type="float" office:value="0.00693037447988905" calcext:value-type="float">
            <text:p>0.006930374479889</text:p>
          </table:table-cell>
          <table:table-cell table:style-name="ce65" table:formula="of:=0.39*[.M37]" office:value-type="float" office:value="0.00750790568654647" calcext:value-type="float">
            <text:p>0.007507905686546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39" calcext:value-type="float">
            <text:p>39</text:p>
          </table:table-cell>
          <table:table-cell table:style-name="ce78" table:formula="of:=0.63*[.AB37]" office:value-type="float" office:value="24.57" calcext:value-type="float">
            <text:p>24.57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37]/[.Z37]*[.AA37]" office:value-type="float" office:value="468.781302170284" calcext:value-type="float">
            <text:p>468.781302170284</text:p>
          </table:table-cell>
          <table:table-cell table:style-name="ce78" table:formula="of:=[.AE37]/60" office:value-type="float" office:value="7.81302170283806" calcext:value-type="float">
            <text:p>7.81302170283806</text:p>
          </table:table-cell>
          <table:table-cell office:value-type="string" calcext:value-type="string">
            <text:p>zi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36</text:p>
          </table:table-cell>
          <table:table-cell table:style-name="ce56" office:value-type="float" office:value="160" calcext:value-type="float">
            <text:p>16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38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38]*[.J38]" office:value-type="float" office:value="0.0412522290469586" calcext:value-type="float">
            <text:p>0.04125222904695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8.8" calcext:value-type="float">
            <text:p>28.8</text:p>
          </table:table-cell>
          <table:table-cell table:style-name="ce78" office:value-type="float" office:value="91.3" calcext:value-type="float">
            <text:p>91.3</text:p>
          </table:table-cell>
          <table:table-cell table:style-name="ce78" office:value-type="float" office:value="138.8" calcext:value-type="float">
            <text:p>138.8</text:p>
          </table:table-cell>
          <table:table-cell table:style-name="ce78" office:value-type="float" office:value="154.4" calcext:value-type="float">
            <text:p>154.4</text:p>
          </table:table-cell>
          <table:table-cell table:style-name="ce65" office:value-type="float" office:value="196.4" calcext:value-type="float">
            <text:p>196.4</text:p>
          </table:table-cell>
          <table:table-cell table:style-name="ce65" office:value-type="float" office:value="256.5" calcext:value-type="float">
            <text:p>256.5</text:p>
          </table:table-cell>
          <table:table-cell table:style-name="ce78" table:formula="of:=0.25*[.M38]" office:value-type="float" office:value="0.0103130572617396" calcext:value-type="float">
            <text:p>0.01031305726174</text:p>
          </table:table-cell>
          <table:table-cell table:style-name="ce78" table:formula="of:=0.36*[.M38]" office:value-type="float" office:value="0.0148508024569051" calcext:value-type="float">
            <text:p>0.014850802456905</text:p>
          </table:table-cell>
          <table:table-cell table:style-name="ce78" table:formula="of:=0.39*[.M38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61" calcext:value-type="float">
            <text:p>61</text:p>
          </table:table-cell>
          <table:table-cell table:style-name="ce78" table:formula="of:=0.63*[.AB38]" office:value-type="float" office:value="38.43" calcext:value-type="float">
            <text:p>38.43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38]/[.Z38]*[.AA38]" office:value-type="float" office:value="468.781302170284" calcext:value-type="float">
            <text:p>468.781302170284</text:p>
          </table:table-cell>
          <table:table-cell table:style-name="ce78" table:formula="of:=[.AE38]/60" office:value-type="float" office:value="7.81302170283806" calcext:value-type="float">
            <text:p>7.81302170283806</text:p>
          </table:table-cell>
          <table:table-cell office:value-type="string" calcext:value-type="string">
            <text:p>zj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GSU</text:p>
          </table:table-cell>
          <table:table-cell table:style-name="ce60" office:value-type="string" calcext:value-type="string">
            <text:p>Tie37</text:p>
          </table:table-cell>
          <table:table-cell table:style-name="ce56" office:value-type="float" office:value="290" calcext:value-type="float">
            <text:p>29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39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39]*[.J39]" office:value-type="float" office:value="0.0412522290469586" calcext:value-type="float">
            <text:p>0.041252229046959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4.5" calcext:value-type="float">
            <text:p>4.5</text:p>
          </table:table-cell>
          <table:table-cell table:style-name="ce78" office:value-type="float" office:value="15.4" calcext:value-type="float">
            <text:p>15.4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135" calcext:value-type="float">
            <text:p>135</text:p>
          </table:table-cell>
          <table:table-cell table:style-name="ce78" table:formula="of:=0.25*[.M39]" office:value-type="float" office:value="0.0103130572617396" calcext:value-type="float">
            <text:p>0.01031305726174</text:p>
          </table:table-cell>
          <table:table-cell table:style-name="ce78" table:formula="of:=0.36*[.M39]" office:value-type="float" office:value="0.0148508024569051" calcext:value-type="float">
            <text:p>0.014850802456905</text:p>
          </table:table-cell>
          <table:table-cell table:style-name="ce78" table:formula="of:=0.39*[.M39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101" calcext:value-type="float">
            <text:p>101</text:p>
          </table:table-cell>
          <table:table-cell table:style-name="ce78" table:formula="of:=0.63*[.AB39]" office:value-type="float" office:value="63.63" calcext:value-type="float">
            <text:p>63.63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39]/[.Z39]*[.AA39]" office:value-type="float" office:value="468.781302170284" calcext:value-type="float">
            <text:p>468.781302170284</text:p>
          </table:table-cell>
          <table:table-cell table:style-name="ce78" table:formula="of:=[.AE39]/60" office:value-type="float" office:value="7.81302170283806" calcext:value-type="float">
            <text:p>7.81302170283806</text:p>
          </table:table-cell>
          <table:table-cell office:value-type="string" calcext:value-type="string">
            <text:p>zk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38</text:p>
          </table:table-cell>
          <table:table-cell table:style-name="ce56" office:value-type="float" office:value="420" calcext:value-type="float">
            <text:p>42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no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40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40]*[.J40]" office:value-type="float" office:value="0.0412522290469586" calcext:value-type="float">
            <text:p>0.041252229046959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9.1" calcext:value-type="float">
            <text:p>19.1</text:p>
          </table:table-cell>
          <table:table-cell table:style-name="ce65" office:value-type="float" office:value="102.5" calcext:value-type="float">
            <text:p>102.5</text:p>
          </table:table-cell>
          <table:table-cell table:style-name="ce65" office:value-type="float" office:value="144.3" calcext:value-type="float">
            <text:p>144.3</text:p>
          </table:table-cell>
          <table:table-cell table:style-name="ce78" table:formula="of:=0.25*[.M40]" office:value-type="float" office:value="0.0103130572617396" calcext:value-type="float">
            <text:p>0.01031305726174</text:p>
          </table:table-cell>
          <table:table-cell table:style-name="ce78" table:formula="of:=0.36*[.M40]" office:value-type="float" office:value="0.0148508024569051" calcext:value-type="float">
            <text:p>0.014850802456905</text:p>
          </table:table-cell>
          <table:table-cell table:style-name="ce78" table:formula="of:=0.39*[.M40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79" calcext:value-type="float">
            <text:p>79</text:p>
          </table:table-cell>
          <table:table-cell table:style-name="ce78" table:formula="of:=0.63*[.AB40]" office:value-type="float" office:value="49.77" calcext:value-type="float">
            <text:p>49.77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formula="of:=[.AD40]/[.Z40]*[.AA40]" office:value-type="float" office:value="504.841402337229" calcext:value-type="float">
            <text:p>504.841402337229</text:p>
          </table:table-cell>
          <table:table-cell table:style-name="ce78" table:formula="of:=[.AE40]/60" office:value-type="float" office:value="8.41402337228715" calcext:value-type="float">
            <text:p>8.41402337228715</text:p>
          </table:table-cell>
          <table:table-cell office:value-type="string" calcext:value-type="string">
            <text:p>zl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42" calcext:value-type="float">
            <text:p>242</text:p>
          </table:table-cell>
          <table:table-cell table:style-name="ce60" office:value-type="string" calcext:value-type="string">
            <text:p>single</text:p>
          </table:table-cell>
          <table:table-cell table:style-name="ce60" office:value-type="string" calcext:value-type="string">
            <text:p>GSU</text:p>
          </table:table-cell>
          <table:table-cell table:style-name="ce60" office:value-type="string" calcext:value-type="string">
            <text:p>Tie39</text:p>
          </table:table-cell>
          <table:table-cell table:style-name="ce56" office:value-type="float" office:value="300" calcext:value-type="float">
            <text:p>300</text:p>
          </table:table-cell>
          <table:table-cell table:style-name="ce60" office:value-type="string" calcext:value-type="string">
            <text:p>two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78" table:formula="of:=[.L41]*[$'Voltage and Phase Fractional Populations'.$E$2]" office:value-type="float" office:value="0.05" calcext:value-type="float">
            <text:p>0.05</text:p>
          </table:table-cell>
          <table:table-cell table:style-name="ce78" table:formula="of:=1/5" office:value-type="float" office:value="0.2" calcext:value-type="float">
            <text:p>0.2</text:p>
          </table:table-cell>
          <table:table-cell table:style-name="ce78" table:formula="of:=[.L41]*[.J41]" office:value-type="float" office:value="0.019251040221914" calcext:value-type="float">
            <text:p>0.01925104022191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4.9" calcext:value-type="float">
            <text:p>14.9</text:p>
          </table:table-cell>
          <table:table-cell table:style-name="ce78" office:value-type="float" office:value="31.4" calcext:value-type="float">
            <text:p>31.4</text:p>
          </table:table-cell>
          <table:table-cell table:style-name="ce78" office:value-type="float" office:value="56.4" calcext:value-type="float">
            <text:p>56.4</text:p>
          </table:table-cell>
          <table:table-cell table:style-name="ce78" office:value-type="float" office:value="66.2" calcext:value-type="float">
            <text:p>66.2</text:p>
          </table:table-cell>
          <table:table-cell table:style-name="ce65" office:value-type="float" office:value="101.6" calcext:value-type="float">
            <text:p>101.6</text:p>
          </table:table-cell>
          <table:table-cell table:style-name="ce65" office:value-type="float" office:value="127.8" calcext:value-type="float">
            <text:p>127.8</text:p>
          </table:table-cell>
          <table:table-cell table:style-name="ce78" table:formula="of:=0.25*[.M41]" office:value-type="float" office:value="0.00481276005547851" calcext:value-type="float">
            <text:p>0.004812760055479</text:p>
          </table:table-cell>
          <table:table-cell table:style-name="ce78" table:formula="of:=0.36*[.M41]" office:value-type="float" office:value="0.00693037447988905" calcext:value-type="float">
            <text:p>0.006930374479889</text:p>
          </table:table-cell>
          <table:table-cell table:style-name="ce78" table:formula="of:=0.39*[.M41]" office:value-type="float" office:value="0.00750790568654647" calcext:value-type="float">
            <text:p>0.007507905686546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40" calcext:value-type="float">
            <text:p>14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7" calcext:value-type="float">
            <text:p>57</text:p>
          </table:table-cell>
          <table:table-cell table:style-name="ce78" table:formula="of:=0.63*[.AB41]" office:value-type="float" office:value="35.91" calcext:value-type="float">
            <text:p>35.91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formula="of:=[.AD41]/[.Z41]*[.AA41]" office:value-type="float" office:value="504.841402337229" calcext:value-type="float">
            <text:p>504.841402337229</text:p>
          </table:table-cell>
          <table:table-cell table:style-name="ce78" table:formula="of:=[.AE41]/60" office:value-type="float" office:value="8.41402337228715" calcext:value-type="float">
            <text:p>8.41402337228715</text:p>
          </table:table-cell>
          <table:table-cell office:value-type="string" calcext:value-type="string">
            <text:p>zm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40" calcext:value-type="float">
            <text:p>240</text:p>
          </table:table-cell>
          <table:table-cell table:style-name="ce60" office:value-type="string" calcext:value-type="string">
            <text:p>single</text:p>
          </table:table-cell>
          <table:table-cell table:style-name="ce60" office:value-type="string" calcext:value-type="string">
            <text:p>GSU</text:p>
          </table:table-cell>
          <table:table-cell table:style-name="ce60" office:value-type="string" calcext:value-type="string">
            <text:p>Tie40</text:p>
          </table:table-cell>
          <table:table-cell table:style-name="ce56" office:value-type="float" office:value="466" calcext:value-type="float">
            <text:p>466</text:p>
          </table:table-cell>
          <table:table-cell table:style-name="ce60" office:value-type="string" calcext:value-type="string">
            <text:p>two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78" table:formula="of:=[.L42]*[$'Voltage and Phase Fractional Populations'.$E$2]" office:value-type="float" office:value="0.05" calcext:value-type="float">
            <text:p>0.05</text:p>
          </table:table-cell>
          <table:table-cell table:style-name="ce78" table:formula="of:=1/5" office:value-type="float" office:value="0.2" calcext:value-type="float">
            <text:p>0.2</text:p>
          </table:table-cell>
          <table:table-cell table:style-name="ce78" table:formula="of:=[.L42]*[.J42]" office:value-type="float" office:value="0.019251040221914" calcext:value-type="float">
            <text:p>0.01925104022191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13.4" calcext:value-type="float">
            <text:p>13.4</text:p>
          </table:table-cell>
          <table:table-cell table:style-name="ce78" office:value-type="float" office:value="30.2" calcext:value-type="float">
            <text:p>30.2</text:p>
          </table:table-cell>
          <table:table-cell table:style-name="ce78" office:value-type="float" office:value="37.6" calcext:value-type="float">
            <text:p>37.6</text:p>
          </table:table-cell>
          <table:table-cell table:style-name="ce65" office:value-type="float" office:value="65.8" calcext:value-type="float">
            <text:p>65.8</text:p>
          </table:table-cell>
          <table:table-cell table:style-name="ce65" office:value-type="float" office:value="101.4" calcext:value-type="float">
            <text:p>101.4</text:p>
          </table:table-cell>
          <table:table-cell table:style-name="ce78" table:formula="of:=0.25*[.M42]" office:value-type="float" office:value="0.00481276005547851" calcext:value-type="float">
            <text:p>0.004812760055479</text:p>
          </table:table-cell>
          <table:table-cell table:style-name="ce78" table:formula="of:=0.36*[.M42]" office:value-type="float" office:value="0.00693037447988905" calcext:value-type="float">
            <text:p>0.006930374479889</text:p>
          </table:table-cell>
          <table:table-cell table:style-name="ce78" table:formula="of:=0.39*[.M42]" office:value-type="float" office:value="0.00750790568654647" calcext:value-type="float">
            <text:p>0.007507905686546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88" calcext:value-type="float">
            <text:p>88</text:p>
          </table:table-cell>
          <table:table-cell table:style-name="ce78" table:formula="of:=0.63*[.AB42]" office:value-type="float" office:value="55.44" calcext:value-type="float">
            <text:p>55.44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42]/[.Z42]*[.AA42]" office:value-type="float" office:value="468.781302170284" calcext:value-type="float">
            <text:p>468.781302170284</text:p>
          </table:table-cell>
          <table:table-cell table:style-name="ce78" table:formula="of:=[.AE42]/60" office:value-type="float" office:value="7.81302170283806" calcext:value-type="float">
            <text:p>7.81302170283806</text:p>
          </table:table-cell>
          <table:table-cell office:value-type="string" calcext:value-type="string">
            <text:p>zo</text:p>
          </table:table-cell>
        </table:table-row>
        <table:table-row table:style-name="ro3"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225" calcext:value-type="float">
            <text:p>225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GSU</text:p>
          </table:table-cell>
          <table:table-cell table:style-name="ce60" office:value-type="string" calcext:value-type="string">
            <text:p>Tie41</text:p>
          </table:table-cell>
          <table:table-cell table:style-name="ce56" office:value-type="float" office:value="240" calcext:value-type="float">
            <text:p>24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43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43]*[.J43]" office:value-type="float" office:value="0.0412522290469586" calcext:value-type="float">
            <text:p>0.04125222904695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37.8" calcext:value-type="float">
            <text:p>37.8</text:p>
          </table:table-cell>
          <table:table-cell table:style-name="ce78" office:value-type="float" office:value="66.7" calcext:value-type="float">
            <text:p>66.7</text:p>
          </table:table-cell>
          <table:table-cell table:style-name="ce78" office:value-type="float" office:value="76.9" calcext:value-type="float">
            <text:p>76.9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float" office:value="127.5" calcext:value-type="float">
            <text:p>127.5</text:p>
          </table:table-cell>
          <table:table-cell table:style-name="ce78" table:formula="of:=0.25*[.M43]" office:value-type="float" office:value="0.0103130572617396" calcext:value-type="float">
            <text:p>0.01031305726174</text:p>
          </table:table-cell>
          <table:table-cell table:style-name="ce78" table:formula="of:=0.36*[.M43]" office:value-type="float" office:value="0.0148508024569051" calcext:value-type="float">
            <text:p>0.014850802456905</text:p>
          </table:table-cell>
          <table:table-cell table:style-name="ce78" table:formula="of:=0.39*[.M43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40" calcext:value-type="float">
            <text:p>14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43" calcext:value-type="float">
            <text:p>43</text:p>
          </table:table-cell>
          <table:table-cell table:style-name="ce78" table:formula="of:=0.63*[.AB43]" office:value-type="float" office:value="27.09" calcext:value-type="float">
            <text:p>27.09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formula="of:=[.AD43]/[.Z43]*[.AA43]" office:value-type="float" office:value="504.841402337229" calcext:value-type="float">
            <text:p>504.841402337229</text:p>
          </table:table-cell>
          <table:table-cell table:style-name="ce78" table:formula="of:=[.AE43]/60" office:value-type="float" office:value="8.41402337228715" calcext:value-type="float">
            <text:p>8.41402337228715</text:p>
          </table:table-cell>
          <table:table-cell office:value-type="string" calcext:value-type="string">
            <text:p>zp</text:p>
          </table:table-cell>
        </table:table-row>
        <table:table-row table:style-name="ro3">
          <table:table-cell table:number-columns-repeated="2" table:style-name="ce56" office:value-type="float" office:value="230" calcext:value-type="float">
            <text:p>23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Auto</text:p>
          </table:table-cell>
          <table:table-cell table:style-name="ce60" office:value-type="string" calcext:value-type="string">
            <text:p>Tie42</text:p>
          </table:table-cell>
          <table:table-cell table:style-name="ce56" office:value-type="float" office:value="560" calcext:value-type="float">
            <text:p>560</text:p>
          </table:table-cell>
          <table:table-cell table:style-name="ce60" office:value-type="string" calcext:value-type="string">
            <text:p>three</text:p>
          </table:table-cell>
          <table:table-cell table:style-name="ce60" office:value-type="string" calcext:value-type="string">
            <text:p>two flux return</text:p>
          </table:table-cell>
          <table:table-cell table:style-name="ce65" table:formula="of:=[$'GIC per Phase per Unit Field'.$C$4]" office:value-type="float" office:value="9" calcext:value-type="float">
            <text:p>9</text:p>
          </table:table-cell>
          <table:table-cell table:style-name="ce78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78" table:formula="of:=[.L44]*[$'Voltage and Phase Fractional Populations'.$E$3]" office:value-type="float" office:value="0.107142857142857" calcext:value-type="float">
            <text:p>0.107142857142857</text:p>
          </table:table-cell>
          <table:table-cell table:style-name="ce78" table:formula="of:=1/7" office:value-type="float" office:value="0.142857142857143" calcext:value-type="float">
            <text:p>0.142857142857143</text:p>
          </table:table-cell>
          <table:table-cell table:style-name="ce78" table:formula="of:=[.L44]*[.J44]" office:value-type="float" office:value="0.0412522290469586" calcext:value-type="float">
            <text:p>0.04125222904695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4.5" calcext:value-type="float">
            <text:p>14.5</text:p>
          </table:table-cell>
          <table:table-cell table:style-name="ce78" office:value-type="float" office:value="30.1" calcext:value-type="float">
            <text:p>30.1</text:p>
          </table:table-cell>
          <table:table-cell table:style-name="ce78" office:value-type="float" office:value="64.7" calcext:value-type="float">
            <text:p>64.7</text:p>
          </table:table-cell>
          <table:table-cell table:style-name="ce78" office:value-type="float" office:value="77" calcext:value-type="float">
            <text:p>77</text:p>
          </table:table-cell>
          <table:table-cell table:style-name="ce65" office:value-type="float" office:value="111.6" calcext:value-type="float">
            <text:p>111.6</text:p>
          </table:table-cell>
          <table:table-cell table:style-name="ce65" office:value-type="float" office:value="139.4" calcext:value-type="float">
            <text:p>139.4</text:p>
          </table:table-cell>
          <table:table-cell table:style-name="ce78" table:formula="of:=0.25*[.M44]" office:value-type="float" office:value="0.0103130572617396" calcext:value-type="float">
            <text:p>0.01031305726174</text:p>
          </table:table-cell>
          <table:table-cell table:style-name="ce78" table:formula="of:=0.36*[.M44]" office:value-type="float" office:value="0.0148508024569051" calcext:value-type="float">
            <text:p>0.014850802456905</text:p>
          </table:table-cell>
          <table:table-cell table:style-name="ce78" table:formula="of:=0.39*[.M44]" office:value-type="float" office:value="0.0160883693283138" calcext:value-type="float">
            <text:p>0.016088369328314</text:p>
          </table:table-cell>
          <table:table-cell table:style-name="ce78" office:value-type="float" office:value="289" calcext:value-type="float">
            <text:p>289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99" calcext:value-type="float">
            <text:p>599</text:p>
          </table:table-cell>
          <table:table-cell table:style-name="ce78" table:formula="of:=360*60" office:value-type="float" office:value="21600" calcext:value-type="float">
            <text:p>21600</text:p>
          </table:table-cell>
          <table:table-cell table:style-name="ce78" office:value-type="float" office:value="53" calcext:value-type="float">
            <text:p>53</text:p>
          </table:table-cell>
          <table:table-cell table:style-name="ce78" table:formula="of:=0.63*[.AB44]" office:value-type="float" office:value="33.39" calcext:value-type="float">
            <text:p>33.39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[.AD44]/[.Z44]*[.AA44]" office:value-type="float" office:value="468.781302170284" calcext:value-type="float">
            <text:p>468.781302170284</text:p>
          </table:table-cell>
          <table:table-cell table:style-name="ce78" table:formula="of:=[.AE44]/60" office:value-type="float" office:value="7.81302170283806" calcext:value-type="float">
            <text:p>7.81302170283806</text:p>
          </table:table-cell>
          <table:table-cell office:value-type="string" calcext:value-type="string">
            <text:p>zq</text:p>
          </table:table-cell>
        </table:table-row>
        <table:table-row table:style-name="ro2" table:number-rows-repeated="4">
          <table:table-cell table:number-columns-repeated="33"/>
        </table:table-row>
        <table:table-row table:style-name="ro4">
          <table:table-cell table:number-columns-repeated="33"/>
        </table:table-row>
        <table:table-row table:style-name="ro4">
          <table:table-cell table:number-columns-repeated="20"/>
          <table:table-cell table:style-name="ce82" table:number-columns-repeated="3"/>
          <table:table-cell table:number-columns-repeated="10"/>
        </table:table-row>
        <table:table-row table:style-name="ro3">
          <table:table-cell table:number-columns-repeated="20"/>
          <table:table-cell table:style-name="ce83"/>
          <table:table-cell/>
          <table:table-cell table:style-name="ce82"/>
          <table:table-cell table:number-columns-repeated="10"/>
        </table:table-row>
        <table:table-row table:style-name="ro5" table:number-rows-repeated="1048523">
          <table:table-cell table:number-columns-repeated="33"/>
        </table:table-row>
        <table:table-row table:style-name="ro6">
          <table:table-cell table:number-columns-repeated="33"/>
        </table:table-row>
        <table:table-row table:style-name="ro6">
          <table:table-cell table:number-columns-repeated="33"/>
        </table:table-row>
      </table:table>
      <table:table table:name="Voltage and Phase Fractional Populations" table:style-name="ta2">
        <table:table-column table:style-name="co12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4" table:default-cell-style-name="Default"/>
        <table:table-row table:style-name="ro7">
          <table:table-cell table:style-name="ce85" office:value-type="string" calcext:value-type="string">
            <text:p>Voltage Class</text:p>
          </table:table-cell>
          <table:table-cell table:style-name="ce85" office:value-type="string" calcext:value-type="string">
            <text:p>Approximate Number in US Grid</text:p>
          </table:table-cell>
          <table:table-cell table:style-name="ce85" office:value-type="string" calcext:value-type="string">
            <text:p>Fractional Transformer Population</text:p>
          </table:table-cell>
          <table:table-cell table:style-name="ce86" office:value-type="string" calcext:value-type="string">
            <text:p>Phase</text:p>
          </table:table-cell>
          <table:table-cell table:style-name="ce88" office:value-type="string" calcext:value-type="string">
            <text:p>Fractional Population by phase</text:p>
          </table:table-cell>
          <table:table-cell table:style-name="ce88" office:value-type="string" calcext:value-type="string">
            <text:p>Net Fractional Population</text:p>
          </table:table-cell>
          <table:table-cell table:style-name="ce88"/>
          <table:table-cell/>
          <table:table-cell table:style-name="ce90" office:value-type="string" calcext:value-type="string">
            <text:p>Assume 33% spares for single phase, 15% overall</text:p>
          </table:table-cell>
          <table:table-cell table:style-name="ce90" office:value-type="string" calcext:value-type="string">
            <text:p>fractional population</text:p>
          </table:table-cell>
          <table:table-cell table:style-name="ce90" office:value-type="string" calcext:value-type="string">
            <text:p>percent spares of total population</text:p>
          </table:table-cell>
          <table:table-cell table:number-columns-repeated="1013"/>
        </table:table-row>
        <table:table-row table:style-name="ro3">
          <table:table-cell table:style-name="ce85" office:value-type="string" calcext:value-type="string">
            <text:p>230kV</text:p>
          </table:table-cell>
          <table:table-cell table:style-name="ce85" office:value-type="float" office:value="1388" calcext:value-type="float">
            <text:p>1388</text:p>
          </table:table-cell>
          <table:table-cell table:style-name="ce85" table:formula="of:=1388/(1388+1572+587+58)" office:value-type="float" office:value="0.38502080443828" calcext:value-type="float">
            <text:p>0.38502080443828</text:p>
          </table:table-cell>
          <table:table-cell table:style-name="ce86" office:value-type="string" calcext:value-type="string">
            <text:p>Single</text:p>
          </table:table-cell>
          <table:table-cell table:style-name="ce86" office:value-type="float" office:value="0.25" calcext:value-type="float">
            <text:p>0.25</text:p>
          </table:table-cell>
          <table:table-cell table:style-name="ce82" table:formula="of:=[.E2]*[.C2]" office:value-type="float" office:value="0.0962552011095701" calcext:value-type="float">
            <text:p>0.09625520110957</text:p>
          </table:table-cell>
          <table:table-cell table:style-name="ce82"/>
          <table:table-cell/>
          <table:table-cell office:value-type="string" calcext:value-type="string">
            <text:p>single</text:p>
          </table:table-cell>
          <table:table-cell table:formula="of:=SUM([.F2];[.F4];[.F6];[.F8])" office:value-type="float" office:value="0.28473786407767" calcext:value-type="float">
            <text:p>0.28473786407767</text:p>
          </table:table-cell>
          <table:table-cell table:formula="of:=[.J2]/3" office:value-type="float" office:value="0.0949126213592234" calcext:value-type="float">
            <text:p>0.094912621359223</text:p>
          </table:table-cell>
          <table:table-cell table:number-columns-repeated="1013"/>
        </table:table-row>
        <table:table-row table:style-name="ro3">
          <table:table-cell table:style-name="ce85" office:value-type="string" calcext:value-type="string">
            <text:p>230kV</text:p>
          </table:table-cell>
          <table:table-cell table:style-name="ce85" office:value-type="float" office:value="1388" calcext:value-type="float">
            <text:p>1388</text:p>
          </table:table-cell>
          <table:table-cell table:style-name="ce85" table:formula="of:=1388/(1388+1572+587+58)" office:value-type="float" office:value="0.38502080443828" calcext:value-type="float">
            <text:p>0.38502080443828</text:p>
          </table:table-cell>
          <table:table-cell table:style-name="ce86" office:value-type="string" calcext:value-type="string">
            <text:p>Three</text:p>
          </table:table-cell>
          <table:table-cell table:style-name="ce86" office:value-type="float" office:value="0.75" calcext:value-type="float">
            <text:p>0.75</text:p>
          </table:table-cell>
          <table:table-cell table:style-name="ce82" table:formula="of:=[.E3]*[.C3]" office:value-type="float" office:value="0.28876560332871" calcext:value-type="float">
            <text:p>0.28876560332871</text:p>
          </table:table-cell>
          <table:table-cell table:style-name="ce82"/>
          <table:table-cell/>
          <table:table-cell office:value-type="string" calcext:value-type="string">
            <text:p>three</text:p>
          </table:table-cell>
          <table:table-cell table:formula="of:=1-[.J2]" office:value-type="float" office:value="0.71526213592233" calcext:value-type="float">
            <text:p>0.71526213592233</text:p>
          </table:table-cell>
          <table:table-cell table:style-name="ce91" table:formula="of:=[.K4]-[.K2]" office:value-type="float" office:value="0.0550873786407766" calcext:value-type="float">
            <text:p>0.055087378640777</text:p>
          </table:table-cell>
          <table:table-cell office:value-type="string" calcext:value-type="string">
            <text:p>← Overall spares for 3 phase</text:p>
          </table:table-cell>
          <table:table-cell table:number-columns-repeated="1012"/>
        </table:table-row>
        <table:table-row table:style-name="ro3">
          <table:table-cell table:style-name="ce85" office:value-type="string" calcext:value-type="string">
            <text:p>345kV</text:p>
          </table:table-cell>
          <table:table-cell table:style-name="ce85" office:value-type="float" office:value="1572" calcext:value-type="float">
            <text:p>1572</text:p>
          </table:table-cell>
          <table:table-cell table:style-name="ce85" table:formula="of:=1572/(1388+1572+587+58)" office:value-type="float" office:value="0.436061026352289" calcext:value-type="float">
            <text:p>0.436061026352289</text:p>
          </table:table-cell>
          <table:table-cell table:style-name="ce87" office:value-type="string" calcext:value-type="string">
            <text:p>Single</text:p>
          </table:table-cell>
          <table:table-cell table:style-name="ce86" office:value-type="float" office:value="0.15" calcext:value-type="float">
            <text:p>0.15</text:p>
          </table:table-cell>
          <table:table-cell table:style-name="ce82" table:formula="of:=[.E4]*[.C4]" office:value-type="float" office:value="0.0654091539528433" calcext:value-type="float">
            <text:p>0.065409153952843</text:p>
          </table:table-cell>
          <table:table-cell table:style-name="ce82"/>
          <table:table-cell table:number-columns-repeated="2"/>
          <table:table-cell table:formula="of:=SUM([.J2:.J3])" office:value-type="float" office:value="1" calcext:value-type="float">
            <text:p>1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3"/>
        </table:table-row>
        <table:table-row table:style-name="ro3">
          <table:table-cell table:style-name="ce85" office:value-type="string" calcext:value-type="string">
            <text:p>345kV</text:p>
          </table:table-cell>
          <table:table-cell table:style-name="ce85" office:value-type="float" office:value="1572" calcext:value-type="float">
            <text:p>1572</text:p>
          </table:table-cell>
          <table:table-cell table:style-name="ce85" table:formula="of:=1572/(1388+1572+587+58)" office:value-type="float" office:value="0.436061026352289" calcext:value-type="float">
            <text:p>0.436061026352289</text:p>
          </table:table-cell>
          <table:table-cell table:style-name="ce87" office:value-type="string" calcext:value-type="string">
            <text:p>Three</text:p>
          </table:table-cell>
          <table:table-cell table:style-name="ce86" office:value-type="float" office:value="0.85" calcext:value-type="float">
            <text:p>0.85</text:p>
          </table:table-cell>
          <table:table-cell table:style-name="ce82" table:formula="of:=[.E5]*[.C5]" office:value-type="float" office:value="0.370651872399445" calcext:value-type="float">
            <text:p>0.370651872399445</text:p>
          </table:table-cell>
          <table:table-cell table:style-name="ce82"/>
          <table:table-cell table:number-columns-repeated="1017"/>
        </table:table-row>
        <table:table-row table:style-name="ro3">
          <table:table-cell table:style-name="ce85" office:value-type="string" calcext:value-type="string">
            <text:p>500kV</text:p>
          </table:table-cell>
          <table:table-cell table:style-name="ce85" office:value-type="float" office:value="587" calcext:value-type="float">
            <text:p>587</text:p>
          </table:table-cell>
          <table:table-cell table:style-name="ce85" table:formula="of:=587/(1388+1572+587+58)" office:value-type="float" office:value="0.162829403606103" calcext:value-type="float">
            <text:p>0.162829403606103</text:p>
          </table:table-cell>
          <table:table-cell table:style-name="ce87" office:value-type="string" calcext:value-type="string">
            <text:p>Single</text:p>
          </table:table-cell>
          <table:table-cell table:style-name="ce86" office:value-type="float" office:value="0.66" calcext:value-type="float">
            <text:p>0.66</text:p>
          </table:table-cell>
          <table:table-cell table:style-name="ce82" table:formula="of:=[.E6]*[.C6]" office:value-type="float" office:value="0.107467406380028" calcext:value-type="float">
            <text:p>0.107467406380028</text:p>
          </table:table-cell>
          <table:table-cell table:style-name="ce82"/>
          <table:table-cell table:number-columns-repeated="1017"/>
        </table:table-row>
        <table:table-row table:style-name="ro3">
          <table:table-cell table:style-name="ce85" office:value-type="string" calcext:value-type="string">
            <text:p>500kV</text:p>
          </table:table-cell>
          <table:table-cell table:style-name="ce85" office:value-type="float" office:value="587" calcext:value-type="float">
            <text:p>587</text:p>
          </table:table-cell>
          <table:table-cell table:style-name="ce85" table:formula="of:=587/(1388+1572+587+58)" office:value-type="float" office:value="0.162829403606103" calcext:value-type="float">
            <text:p>0.162829403606103</text:p>
          </table:table-cell>
          <table:table-cell table:style-name="ce87" office:value-type="string" calcext:value-type="string">
            <text:p>Three</text:p>
          </table:table-cell>
          <table:table-cell table:style-name="ce86" office:value-type="float" office:value="0.34" calcext:value-type="float">
            <text:p>0.34</text:p>
          </table:table-cell>
          <table:table-cell table:style-name="ce82" table:formula="of:=[.E7]*[.C7]" office:value-type="float" office:value="0.0553619972260749" calcext:value-type="float">
            <text:p>0.055361997226075</text:p>
          </table:table-cell>
          <table:table-cell table:style-name="ce82"/>
          <table:table-cell table:number-columns-repeated="1017"/>
        </table:table-row>
        <table:table-row table:style-name="ro3">
          <table:table-cell table:style-name="ce85" office:value-type="string" calcext:value-type="string">
            <text:p>765kV</text:p>
          </table:table-cell>
          <table:table-cell table:style-name="ce85" office:value-type="float" office:value="58" calcext:value-type="float">
            <text:p>58</text:p>
          </table:table-cell>
          <table:table-cell table:style-name="ce85" table:formula="of:=58/(1388+1572+587+58)" office:value-type="float" office:value="0.0160887656033287" calcext:value-type="float">
            <text:p>0.016088765603329</text:p>
          </table:table-cell>
          <table:table-cell table:style-name="ce87" office:value-type="string" calcext:value-type="string">
            <text:p>Single</text:p>
          </table:table-cell>
          <table:table-cell table:style-name="ce86" office:value-type="float" office:value="0.97" calcext:value-type="float">
            <text:p>0.97</text:p>
          </table:table-cell>
          <table:table-cell table:style-name="ce82" table:formula="of:=[.E8]*[.C8]" office:value-type="float" office:value="0.0156061026352289" calcext:value-type="float">
            <text:p>0.015606102635229</text:p>
          </table:table-cell>
          <table:table-cell table:style-name="ce82"/>
          <table:table-cell table:number-columns-repeated="1017"/>
        </table:table-row>
        <table:table-row table:style-name="ro3">
          <table:table-cell table:style-name="ce85" office:value-type="string" calcext:value-type="string">
            <text:p>765kV</text:p>
          </table:table-cell>
          <table:table-cell table:style-name="ce85" office:value-type="float" office:value="58" calcext:value-type="float">
            <text:p>58</text:p>
          </table:table-cell>
          <table:table-cell table:style-name="ce85" table:formula="of:=58/(1388+1572+587+58)" office:value-type="float" office:value="0.0160887656033287" calcext:value-type="float">
            <text:p>0.016088765603329</text:p>
          </table:table-cell>
          <table:table-cell table:style-name="ce87" office:value-type="string" calcext:value-type="string">
            <text:p>Three</text:p>
          </table:table-cell>
          <table:table-cell table:style-name="ce86" office:value-type="float" office:value="0.03" calcext:value-type="float">
            <text:p>0.03</text:p>
          </table:table-cell>
          <table:table-cell table:style-name="ce82" table:formula="of:=[.E9]*[.C9]" office:value-type="float" office:value="0.000482662968099861" calcext:value-type="float">
            <text:p>0.0004826629681</text:p>
          </table:table-cell>
          <table:table-cell table:style-name="ce82"/>
          <table:table-cell table:number-columns-repeated="1017"/>
        </table:table-row>
        <table:table-row table:style-name="ro3">
          <table:table-cell table:number-columns-repeated="4"/>
          <table:table-cell table:style-name="ce89" office:value-type="string" calcext:value-type="string">
            <text:p>Should be 1:</text:p>
          </table:table-cell>
          <table:table-cell table:style-name="ce82" table:formula="of:=SUM([.F2:.F9])" office:value-type="float" office:value="1" calcext:value-type="float">
            <text:p>1</text:p>
          </table:table-cell>
          <table:table-cell table:style-name="ce82"/>
          <table:table-cell table:number-columns-repeated="1017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C per Phase per Unit Field" table:style-name="ta3">
        <table:table-column table:style-name="co12" table:number-columns-repeated="1024" table:default-cell-style-name="Default"/>
        <table:table-row table:style-name="ro8">
          <table:table-cell table:style-name="ce92" office:value-type="string" calcext:value-type="string">
            <text:p>Voltage Class</text:p>
          </table:table-cell>
          <table:table-cell table:style-name="ce94" office:value-type="string" calcext:value-type="string">
            <text:p>Average Power Line Length (km)</text:p>
          </table:table-cell>
          <table:table-cell table:style-name="ce88" office:value-type="string" calcext:value-type="string">
            <text:p>Estimated GIC per Phase Per Unit E field (A/(V/km))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69kV</text:p>
          </table:table-cell>
          <table:table-cell table:style-name="ce95" office:value-type="float" office:value="23.2" calcext:value-type="float">
            <text:p>23.2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115kV</text:p>
          </table:table-cell>
          <table:table-cell table:style-name="ce95" office:value-type="float" office:value="23.04" calcext:value-type="float">
            <text:p>23.04</text:p>
          </table:table-cell>
          <table:table-cell table:number-columns-repeated="1022"/>
        </table:table-row>
        <table:table-row table:style-name="ro3">
          <table:table-cell table:style-name="ce93" office:value-type="string" calcext:value-type="string">
            <text:p>230kV</text:p>
          </table:table-cell>
          <table:table-cell table:style-name="ce95" office:value-type="float" office:value="54.4" calcext:value-type="float">
            <text:p>54.4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93" office:value-type="string" calcext:value-type="string">
            <text:p>345kV</text:p>
          </table:table-cell>
          <table:table-cell table:style-name="ce95" office:value-type="float" office:value="58.4" calcext:value-type="float">
            <text:p>58.4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93" office:value-type="string" calcext:value-type="string">
            <text:p>500kV</text:p>
          </table:table-cell>
          <table:table-cell table:style-name="ce95" office:value-type="float" office:value="86.56" calcext:value-type="float">
            <text:p>86.56</text:p>
          </table:table-cell>
          <table:table-cell table:style-name="ce86"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table:style-name="ce86" office:value-type="string" calcext:value-type="string">
            <text:p>735kV</text:p>
          </table:table-cell>
          <table:table-cell table:style-name="ce82" table:formula="of:=1.6*64.7" office:value-type="float" office:value="103.52" calcext:value-type="float">
            <text:p>103.52</text:p>
          </table:table-cell>
          <table:table-cell table:style-name="ce86" office:value-type="float" office:value="34" calcext:value-type="float">
            <text:p>34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eady State Temps" table:style-name="ta4">
        <table:table-column table:style-name="co17" table:default-cell-style-name="Default"/>
        <table:table-column table:style-name="co17" table:default-cell-style-name="ce96"/>
        <table:table-column table:style-name="co17" table:number-columns-repeated="41" table:default-cell-style-name="Default"/>
        <table:table-row table:style-name="ro2">
          <table:table-cell office:value-type="string" calcext:value-type="string">
            <text:p>Current</text:p>
          </table:table-cell>
          <table:table-cell table:style-name="Default"/>
          <table:table-cell table:number-columns-repeated="41"/>
        </table:table-row>
        <table:table-row table:style-name="ro2">
          <table:table-cell/>
          <table:table-cell office:value-type="string" calcext:value-type="string">
            <text:p>Tie1</text:p>
          </table:table-cell>
          <table:table-cell office:value-type="string" calcext:value-type="string">
            <text:p>Tie2</text:p>
          </table:table-cell>
          <table:table-cell office:value-type="string" calcext:value-type="string">
            <text:p>Tie3</text:p>
          </table:table-cell>
          <table:table-cell office:value-type="string" calcext:value-type="string">
            <text:p>Tie4</text:p>
          </table:table-cell>
          <table:table-cell office:value-type="string" calcext:value-type="string">
            <text:p>Tie5</text:p>
          </table:table-cell>
          <table:table-cell office:value-type="string" calcext:value-type="string">
            <text:p>Tie6</text:p>
          </table:table-cell>
          <table:table-cell office:value-type="string" calcext:value-type="string">
            <text:p>Tie7</text:p>
          </table:table-cell>
          <table:table-cell office:value-type="string" calcext:value-type="string">
            <text:p>Tie8</text:p>
          </table:table-cell>
          <table:table-cell office:value-type="string" calcext:value-type="string">
            <text:p>Tie9</text:p>
          </table:table-cell>
          <table:table-cell office:value-type="string" calcext:value-type="string">
            <text:p>Tie10</text:p>
          </table:table-cell>
          <table:table-cell office:value-type="string" calcext:value-type="string">
            <text:p>Tie11</text:p>
          </table:table-cell>
          <table:table-cell office:value-type="string" calcext:value-type="string">
            <text:p>Tie12</text:p>
          </table:table-cell>
          <table:table-cell office:value-type="string" calcext:value-type="string">
            <text:p>Tie13</text:p>
          </table:table-cell>
          <table:table-cell office:value-type="string" calcext:value-type="string">
            <text:p>Tie14</text:p>
          </table:table-cell>
          <table:table-cell office:value-type="string" calcext:value-type="string">
            <text:p>Tie15</text:p>
          </table:table-cell>
          <table:table-cell office:value-type="string" calcext:value-type="string">
            <text:p>Tie16</text:p>
          </table:table-cell>
          <table:table-cell office:value-type="string" calcext:value-type="string">
            <text:p>Tie17</text:p>
          </table:table-cell>
          <table:table-cell office:value-type="string" calcext:value-type="string">
            <text:p>Tie18</text:p>
          </table:table-cell>
          <table:table-cell office:value-type="string" calcext:value-type="string">
            <text:p>Tie19</text:p>
          </table:table-cell>
          <table:table-cell office:value-type="string" calcext:value-type="string">
            <text:p>Tie20</text:p>
          </table:table-cell>
          <table:table-cell office:value-type="string" calcext:value-type="string">
            <text:p>Tie21</text:p>
          </table:table-cell>
          <table:table-cell office:value-type="string" calcext:value-type="string">
            <text:p>Tie22</text:p>
          </table:table-cell>
          <table:table-cell office:value-type="string" calcext:value-type="string">
            <text:p>Tie23</text:p>
          </table:table-cell>
          <table:table-cell office:value-type="string" calcext:value-type="string">
            <text:p>Tie24</text:p>
          </table:table-cell>
          <table:table-cell office:value-type="string" calcext:value-type="string">
            <text:p>Tie25</text:p>
          </table:table-cell>
          <table:table-cell office:value-type="string" calcext:value-type="string">
            <text:p>Tie26</text:p>
          </table:table-cell>
          <table:table-cell office:value-type="string" calcext:value-type="string">
            <text:p>Tie27</text:p>
          </table:table-cell>
          <table:table-cell office:value-type="string" calcext:value-type="string">
            <text:p>Tie28</text:p>
          </table:table-cell>
          <table:table-cell office:value-type="string" calcext:value-type="string">
            <text:p>Tie29</text:p>
          </table:table-cell>
          <table:table-cell office:value-type="string" calcext:value-type="string">
            <text:p>Tie30</text:p>
          </table:table-cell>
          <table:table-cell office:value-type="string" calcext:value-type="string">
            <text:p>Tie31</text:p>
          </table:table-cell>
          <table:table-cell office:value-type="string" calcext:value-type="string">
            <text:p>Tie32</text:p>
          </table:table-cell>
          <table:table-cell office:value-type="string" calcext:value-type="string">
            <text:p>Tie33</text:p>
          </table:table-cell>
          <table:table-cell office:value-type="string" calcext:value-type="string">
            <text:p>Tie34</text:p>
          </table:table-cell>
          <table:table-cell office:value-type="string" calcext:value-type="string">
            <text:p>Tie35</text:p>
          </table:table-cell>
          <table:table-cell office:value-type="string" calcext:value-type="string">
            <text:p>Tie36</text:p>
          </table:table-cell>
          <table:table-cell office:value-type="string" calcext:value-type="string">
            <text:p>Tie37</text:p>
          </table:table-cell>
          <table:table-cell office:value-type="string" calcext:value-type="string">
            <text:p>Tie38</text:p>
          </table:table-cell>
          <table:table-cell office:value-type="string" calcext:value-type="string">
            <text:p>Tie39</text:p>
          </table:table-cell>
          <table:table-cell office:value-type="string" calcext:value-type="string">
            <text:p>Tie40</text:p>
          </table:table-cell>
          <table:table-cell office:value-type="string" calcext:value-type="string">
            <text:p>Tie41</text:p>
          </table:table-cell>
          <table:table-cell office:value-type="string" calcext:value-type="string">
            <text:p>Tie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office:value-type="float" office:value="37.3" calcext:value-type="float">
            <text:p>37.3</text:p>
          </table:table-cell>
          <table:table-cell office:value-type="float" office:value="28.5" calcext:value-type="float">
            <text:p>28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32.1" calcext:value-type="float">
            <text:p>32.1</text:p>
          </table:table-cell>
          <table:table-cell office:value-type="float" office:value="17.8" calcext:value-type="float">
            <text:p>17.8</text:p>
          </table:table-cell>
          <table:table-cell office:value-type="float" office:value="27.8" calcext:value-type="float">
            <text:p>27.8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56.8" calcext:value-type="float">
            <text:p>56.8</text:p>
          </table:table-cell>
          <table:table-cell office:value-type="float" office:value="52.3" calcext:value-type="float">
            <text:p>52.3</text:p>
          </table:table-cell>
          <table:table-cell office:value-type="float" office:value="30.6" calcext:value-type="float">
            <text:p>30.6</text:p>
          </table:table-cell>
          <table:table-cell office:value-type="float" office:value="59.1" calcext:value-type="float">
            <text:p>59.1</text:p>
          </table:table-cell>
          <table:table-cell office:value-type="float" office:value="45.6" calcext:value-type="float">
            <text:p>45.6</text:p>
          </table:table-cell>
          <table:table-cell office:value-type="float" office:value="29.9" calcext:value-type="float">
            <text:p>29.9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  <table:table-cell office:value-type="float" office:value="17.4" calcext:value-type="float">
            <text:p>17.4</text:p>
          </table:table-cell>
          <table:table-cell office:value-type="float" office:value="24.8" calcext:value-type="float">
            <text:p>24.8</text:p>
          </table:table-cell>
          <table:table-cell office:value-type="float" office:value="20.2" calcext:value-type="float">
            <text:p>20.2</text:p>
          </table:table-cell>
          <table:table-cell office:value-type="float" office:value="110.5" calcext:value-type="float">
            <text:p>110.5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31.8" calcext:value-type="float">
            <text:p>31.8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float" office:value="43.6" calcext:value-type="float">
            <text:p>43.6</text:p>
          </table:table-cell>
          <table:table-cell office:value-type="float" office:value="55.6" calcext:value-type="float">
            <text:p>55.6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1.1" calcext:value-type="float">
            <text:p>71.1</text:p>
          </table:table-cell>
          <table:table-cell office:value-type="float" office:value="60.2" calcext:value-type="float">
            <text:p>60.2</text:p>
          </table:table-cell>
          <table:table-cell office:value-type="float" office:value="30.7" calcext:value-type="float">
            <text:p>30.7</text:p>
          </table:table-cell>
          <table:table-cell office:value-type="float" office:value="37.1" calcext:value-type="float">
            <text:p>37.1</text:p>
          </table:table-cell>
          <table:table-cell office:value-type="float" office:value="65.7" calcext:value-type="float">
            <text:p>65.7</text:p>
          </table:table-cell>
          <table:table-cell office:value-type="float" office:value="37.6" calcext:value-type="float">
            <text:p>37.6</text:p>
          </table:table-cell>
          <table:table-cell office:value-type="float" office:value="54.1" calcext:value-type="float">
            <text:p>54.1</text:p>
          </table:table-cell>
          <table:table-cell office:value-type="float" office:value="77.1" calcext:value-type="float">
            <text:p>77.1</text:p>
          </table:table-cell>
          <table:table-cell office:value-type="float" office:value="65.9" calcext:value-type="float">
            <text:p>65.9</text:p>
          </table:table-cell>
          <table:table-cell office:value-type="float" office:value="92.6" calcext:value-type="float">
            <text:p>92.6</text:p>
          </table:table-cell>
          <table:table-cell office:value-type="float" office:value="89" calcext:value-type="float">
            <text:p>89</text:p>
          </table:table-cell>
          <table:table-cell office:value-type="float" office:value="61.6" calcext:value-type="float">
            <text:p>61.6</text:p>
          </table:table-cell>
          <table:table-cell office:value-type="float" office:value="88.5" calcext:value-type="float">
            <text:p>88.5</text:p>
          </table:table-cell>
          <table:table-cell office:value-type="float" office:value="81.1" calcext:value-type="float">
            <text:p>81.1</text:p>
          </table:table-cell>
          <table:table-cell office:value-type="float" office:value="55.7" calcext:value-type="float">
            <text:p>55.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40.5" calcext:value-type="float">
            <text:p>40.5</text:p>
          </table:table-cell>
          <table:table-cell office:value-type="float" office:value="140.5" calcext:value-type="float">
            <text:p>140.5</text:p>
          </table:table-cell>
          <table:table-cell office:value-type="float" office:value="127" calcext:value-type="float">
            <text:p>127</text:p>
          </table:table-cell>
          <table:table-cell office:value-type="float" office:value="4.3" calcext:value-type="float">
            <text:p>4.3</text:p>
          </table:table-cell>
          <table:table-cell office:value-type="float" office:value="13.2" calcext:value-type="float">
            <text:p>13.2</text:p>
          </table:table-cell>
          <table:table-cell office:value-type="float" office:value="53.1" calcext:value-type="float">
            <text:p>53.1</text:p>
          </table:table-cell>
          <table:table-cell office:value-type="float" office:value="24.8" calcext:value-type="float">
            <text:p>24.8</text:p>
          </table:table-cell>
          <table:table-cell office:value-type="float" office:value="64" calcext:value-type="float">
            <text:p>64</text:p>
          </table:table-cell>
          <table:table-cell office:value-type="float" office:value="47.4" calcext:value-type="float">
            <text:p>47.4</text:p>
          </table:table-cell>
          <table:table-cell office:value-type="float" office:value="42.4" calcext:value-type="float">
            <text:p>42.4</text:p>
          </table:table-cell>
          <table:table-cell office:value-type="float" office:value="80.6" calcext:value-type="float">
            <text:p>80.6</text:p>
          </table:table-cell>
          <table:table-cell office:value-type="float" office:value="95.8" calcext:value-type="float">
            <text:p>95.8</text:p>
          </table:table-cell>
          <table:table-cell office:value-type="float" office:value="52.5" calcext:value-type="float">
            <text:p>52.5</text:p>
          </table:table-cell>
          <table:table-cell office:value-type="float" office:value="91.3" calcext:value-type="float">
            <text:p>9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13.4" calcext:value-type="float">
            <text:p>13.4</text:p>
          </table:table-cell>
          <table:table-cell office:value-type="float" office:value="37.8" calcext:value-type="float">
            <text:p>37.8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office:value-type="float" office:value="110.3" calcext:value-type="float">
            <text:p>110.3</text:p>
          </table:table-cell>
          <table:table-cell office:value-type="float" office:value="98.5" calcext:value-type="float">
            <text:p>98.5</text:p>
          </table:table-cell>
          <table:table-cell office:value-type="float" office:value="110" calcext:value-type="float">
            <text:p>110</text:p>
          </table:table-cell>
          <table:table-cell office:value-type="float" office:value="109.9" calcext:value-type="float">
            <text:p>109.9</text:p>
          </table:table-cell>
          <table:table-cell office:value-type="float" office:value="103.7" calcext:value-type="float">
            <text:p>103.7</text:p>
          </table:table-cell>
          <table:table-cell office:value-type="float" office:value="72" calcext:value-type="float">
            <text:p>72</text:p>
          </table:table-cell>
          <table:table-cell office:value-type="float" office:value="90.9" calcext:value-type="float">
            <text:p>90.9</text:p>
          </table:table-cell>
          <table:table-cell office:value-type="float" office:value="115.3" calcext:value-type="float">
            <text:p>11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26.5" calcext:value-type="float">
            <text:p>126.5</text:p>
          </table:table-cell>
          <table:table-cell office:value-type="float" office:value="120" calcext:value-type="float">
            <text:p>120</text:p>
          </table:table-cell>
          <table:table-cell office:value-type="float" office:value="100.1" calcext:value-type="float">
            <text:p>100.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90.5" calcext:value-type="float">
            <text:p>90.5</text:p>
          </table:table-cell>
          <table:table-cell office:value-type="float" office:value="103" calcext:value-type="float">
            <text:p>103</text:p>
          </table:table-cell>
          <table:table-cell office:value-type="float" office:value="21.1" calcext:value-type="float">
            <text:p>21.1</text:p>
          </table:table-cell>
          <table:table-cell office:value-type="float" office:value="75.1" calcext:value-type="float">
            <text:p>75.1</text:p>
          </table:table-cell>
          <table:table-cell office:value-type="float" office:value="56.8" calcext:value-type="float">
            <text:p>56.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4.6" calcext:value-type="float">
            <text:p>74.6</text:p>
          </table:table-cell>
          <table:table-cell office:value-type="float" office:value="173.5" calcext:value-type="float">
            <text:p>173.5</text:p>
          </table:table-cell>
          <table:table-cell office:value-type="float" office:value="154" calcext:value-type="float">
            <text:p>154</text:p>
          </table:table-cell>
          <table:table-cell office:value-type="float" office:value="74.3" calcext:value-type="float">
            <text:p>74.3</text:p>
          </table:table-cell>
          <table:table-cell office:value-type="float" office:value="66.5" calcext:value-type="float">
            <text:p>66.5</text:p>
          </table:table-cell>
          <table:table-cell office:value-type="float" office:value="108.8" calcext:value-type="float">
            <text:p>108.8</text:p>
          </table:table-cell>
          <table:table-cell office:value-type="float" office:value="52.9" calcext:value-type="float">
            <text:p>52.9</text:p>
          </table:table-cell>
          <table:table-cell office:value-type="float" office:value="103.1" calcext:value-type="float">
            <text:p>103.1</text:p>
          </table:table-cell>
          <table:table-cell office:value-type="float" office:value="85.6" calcext:value-type="float">
            <text:p>85.6</text:p>
          </table:table-cell>
          <table:table-cell office:value-type="float" office:value="81.2" calcext:value-type="float">
            <text:p>8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5.5" calcext:value-type="float">
            <text:p>125.5</text:p>
          </table:table-cell>
          <table:table-cell office:value-type="float" office:value="88" calcext:value-type="float">
            <text:p>88</text:p>
          </table:table-cell>
          <table:table-cell office:value-type="float" office:value="138.8" calcext:value-type="float">
            <text:p>138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6.4" calcext:value-type="float">
            <text:p>56.4</text:p>
          </table:table-cell>
          <table:table-cell office:value-type="float" office:value="30.2" calcext:value-type="float">
            <text:p>30.2</text:p>
          </table:table-cell>
          <table:table-cell office:value-type="float" office:value="66.7" calcext:value-type="float">
            <text:p>66.7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office:value-type="float" office:value="121" calcext:value-type="float">
            <text:p>121</text:p>
          </table:table-cell>
          <table:table-cell office:value-type="float" office:value="110.6" calcext:value-type="float">
            <text:p>110.6</text:p>
          </table:table-cell>
          <table:table-cell office:value-type="float" office:value="127.9" calcext:value-type="float">
            <text:p>127.9</text:p>
          </table:table-cell>
          <table:table-cell office:value-type="float" office:value="127.8" calcext:value-type="float">
            <text:p>127.8</text:p>
          </table:table-cell>
          <table:table-cell office:value-type="float" office:value="114" calcext:value-type="float">
            <text:p>114</text:p>
          </table:table-cell>
          <table:table-cell office:value-type="float" office:value="84.7" calcext:value-type="float">
            <text:p>84.7</text:p>
          </table:table-cell>
          <table:table-cell office:value-type="float" office:value="103.7" calcext:value-type="float">
            <text:p>103.7</text:p>
          </table:table-cell>
          <table:table-cell office:value-type="float" office:value="125.2" calcext:value-type="float">
            <text:p>125.2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0.3" calcext:value-type="float">
            <text:p>130.3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7" calcext:value-type="float">
            <text:p>113.7</text:p>
          </table:table-cell>
          <table:table-cell office:value-type="float" office:value="102" calcext:value-type="float">
            <text:p>102</text:p>
          </table:table-cell>
          <table:table-cell office:value-type="float" office:value="109.9" calcext:value-type="float">
            <text:p>109.9</text:p>
          </table:table-cell>
          <table:table-cell office:value-type="float" office:value="49.6" calcext:value-type="float">
            <text:p>49.6</text:p>
          </table:table-cell>
          <table:table-cell office:value-type="float" office:value="90.4" calcext:value-type="float">
            <text:p>90.4</text:p>
          </table:table-cell>
          <table:table-cell office:value-type="float" office:value="68.2" calcext:value-type="float">
            <text:p>68.2</text:p>
          </table:table-cell>
          <table:table-cell office:value-type="float" office:value="64.7" calcext:value-type="float">
            <text:p>64.7</text:p>
          </table:table-cell>
          <table:table-cell office:value-type="float" office:value="92.2" calcext:value-type="float">
            <text:p>92.2</text:p>
          </table:table-cell>
          <table:table-cell office:value-type="float" office:value="86.1" calcext:value-type="float">
            <text:p>86.1</text:p>
          </table:table-cell>
          <table:table-cell office:value-type="float" office:value="188" calcext:value-type="float">
            <text:p>188</text:p>
          </table:table-cell>
          <table:table-cell office:value-type="float" office:value="166.8" calcext:value-type="float">
            <text:p>166.8</text:p>
          </table:table-cell>
          <table:table-cell office:value-type="float" office:value="91.7" calcext:value-type="float">
            <text:p>91.7</text:p>
          </table:table-cell>
          <table:table-cell office:value-type="float" office:value="86.4" calcext:value-type="float">
            <text:p>86.4</text:p>
          </table:table-cell>
          <table:table-cell office:value-type="float" office:value="118.9" calcext:value-type="float">
            <text:p>118.9</text:p>
          </table:table-cell>
          <table:table-cell office:value-type="float" office:value="64.7" calcext:value-type="float">
            <text:p>64.7</text:p>
          </table:table-cell>
          <table:table-cell office:value-type="float" office:value="115.6" calcext:value-type="float">
            <text:p>115.6</text:p>
          </table:table-cell>
          <table:table-cell office:value-type="float" office:value="98.1" calcext:value-type="float">
            <text:p>98.1</text:p>
          </table:table-cell>
          <table:table-cell office:value-type="float" office:value="94.1" calcext:value-type="float">
            <text:p>9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3.1" calcext:value-type="float">
            <text:p>133.1</text:p>
          </table:table-cell>
          <table:table-cell office:value-type="float" office:value="99.7" calcext:value-type="float">
            <text:p>99.7</text:p>
          </table:table-cell>
          <table:table-cell office:value-type="float" office:value="154.4" calcext:value-type="float">
            <text:p>154.4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66.2" calcext:value-type="float">
            <text:p>66.2</text:p>
          </table:table-cell>
          <table:table-cell office:value-type="float" office:value="37.6" calcext:value-type="float">
            <text:p>37.6</text:p>
          </table:table-cell>
          <table:table-cell office:value-type="float" office:value="76.9" calcext:value-type="float">
            <text:p>76.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0.1" calcext:value-type="float">
            <text:p>140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3" calcext:value-type="float">
            <text:p>172.3</text:p>
          </table:table-cell>
          <table:table-cell office:value-type="float" office:value="141.5" calcext:value-type="float">
            <text:p>141.5</text:p>
          </table:table-cell>
          <table:table-cell office:value-type="float" office:value="120.9" calcext:value-type="float">
            <text:p>120.9</text:p>
          </table:table-cell>
          <table:table-cell office:value-type="float" office:value="133.2" calcext:value-type="float">
            <text:p>133.2</text:p>
          </table:table-cell>
          <table:table-cell office:value-type="float" office:value="157.8" calcext:value-type="float">
            <text:p>157.8</text:p>
          </table:table-cell>
          <table:table-cell office:value-type="float" office:value="142.2" calcext:value-type="float">
            <text:p>142.2</text:p>
          </table:table-cell>
          <table:table-cell office:value-type="float" office:value="153.9" calcext:value-type="float">
            <text:p>153.9</text:p>
          </table:table-cell>
          <table:table-cell office:value-type="float" office:value="160.5" calcext:value-type="float">
            <text:p>160.5</text:p>
          </table:table-cell>
          <table:table-cell office:value-type="float" office:value="142.9" calcext:value-type="float">
            <text:p>142.9</text:p>
          </table:table-cell>
          <table:table-cell office:value-type="float" office:value="134.2" calcext:value-type="float">
            <text:p>134.2</text:p>
          </table:table-cell>
          <table:table-cell office:value-type="float" office:value="135.5" calcext:value-type="float">
            <text:p>135.5</text:p>
          </table:table-cell>
          <table:table-cell office:value-type="float" office:value="127.8" calcext:value-type="float">
            <text:p>127.8</text:p>
          </table:table-cell>
          <table:table-cell office:value-type="float" office:value="128.4" calcext:value-type="float">
            <text:p>128.4</text:p>
          </table:table-cell>
          <table:table-cell office:value-type="float" office:value="116.8" calcext:value-type="float">
            <text:p>116.8</text:p>
          </table:table-cell>
          <table:table-cell office:value-type="float" office:value="110.9" calcext:value-type="float">
            <text:p>110.9</text:p>
          </table:table-cell>
          <table:table-cell office:value-type="float" office:value="101.3" calcext:value-type="float">
            <text:p>101.3</text:p>
          </table:table-cell>
          <table:table-cell office:value-type="float" office:value="92.2" calcext:value-type="float">
            <text:p>92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206.2" calcext:value-type="float">
            <text:p>206.2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8" calcext:value-type="float">
            <text:p>122.8</text:p>
          </table:table-cell>
          <table:table-cell office:value-type="float" office:value="158.5" calcext:value-type="float">
            <text:p>158.5</text:p>
          </table:table-cell>
          <table:table-cell office:value-type="float" office:value="100.9" calcext:value-type="float">
            <text:p>100.9</text:p>
          </table:table-cell>
          <table:table-cell office:value-type="float" office:value="146.1" calcext:value-type="float">
            <text:p>146.1</text:p>
          </table:table-cell>
          <table:table-cell office:value-type="float" office:value="134.1" calcext:value-type="float">
            <text:p>134.1</text:p>
          </table:table-cell>
          <table:table-cell office:value-type="float" office:value="132.7" calcext:value-type="float">
            <text:p>132.7</text:p>
          </table:table-cell>
          <table:table-cell office:value-type="float" office:value="165.7" calcext:value-type="float">
            <text:p>165.7</text:p>
          </table:table-cell>
          <table:table-cell office:value-type="float" office:value="162.2" calcext:value-type="float">
            <text:p>162.2</text:p>
          </table:table-cell>
          <table:table-cell office:value-type="float" office:value="125.5" calcext:value-type="float">
            <text:p>125.5</text:p>
          </table:table-cell>
          <table:table-cell office:value-type="float" office:value="196.4" calcext:value-type="float">
            <text:p>196.4</text:p>
          </table:table-cell>
          <table:table-cell office:value-type="float" office:value="80" calcext:value-type="float">
            <text:p>8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6" calcext:value-type="float">
            <text:p>101.6</text:p>
          </table:table-cell>
          <table:table-cell office:value-type="float" office:value="65.8" calcext:value-type="float">
            <text:p>65.8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office:value-type="float" office:value="187.3" calcext:value-type="float">
            <text:p>187.3</text:p>
          </table:table-cell>
          <table:table-cell office:value-type="float" office:value="175.8" calcext:value-type="float">
            <text:p>175.8</text:p>
          </table:table-cell>
          <table:table-cell office:value-type="float" office:value="220.5" calcext:value-type="float">
            <text:p>220.5</text:p>
          </table:table-cell>
          <table:table-cell office:value-type="float" office:value="238" calcext:value-type="float">
            <text:p>238</text:p>
          </table:table-cell>
          <table:table-cell office:value-type="float" office:value="168.2" calcext:value-type="float">
            <text:p>168.2</text:p>
          </table:table-cell>
          <table:table-cell office:value-type="float" office:value="153.7" calcext:value-type="float">
            <text:p>153.7</text:p>
          </table:table-cell>
          <table:table-cell office:value-type="float" office:value="167.1" calcext:value-type="float">
            <text:p>167.1</text:p>
          </table:table-cell>
          <table:table-cell office:value-type="float" office:value="193.7" calcext:value-type="float">
            <text:p>193.7</text:p>
          </table:table-cell>
          <table:table-cell office:value-type="float" office:value="161.4" calcext:value-type="float">
            <text:p>161.4</text:p>
          </table:table-cell>
          <table:table-cell office:value-type="float" office:value="174.6" calcext:value-type="float">
            <text:p>174.6</text:p>
          </table:table-cell>
          <table:table-cell office:value-type="float" office:value="194.8" calcext:value-type="float">
            <text:p>194.8</text:p>
          </table:table-cell>
          <table:table-cell office:value-type="float" office:value="179.6" calcext:value-type="float">
            <text:p>179.6</text:p>
          </table:table-cell>
          <table:table-cell office:value-type="float" office:value="154.9" calcext:value-type="float">
            <text:p>154.9</text:p>
          </table:table-cell>
          <table:table-cell office:value-type="float" office:value="163.4" calcext:value-type="float">
            <text:p>163.4</text:p>
          </table:table-cell>
          <table:table-cell office:value-type="float" office:value="150.4" calcext:value-type="float">
            <text:p>150.4</text:p>
          </table:table-cell>
          <table:table-cell office:value-type="float" office:value="146.8" calcext:value-type="float">
            <text:p>146.8</text:p>
          </table:table-cell>
          <table:table-cell office:value-type="float" office:value="154.1" calcext:value-type="float">
            <text:p>154.1</text:p>
          </table:table-cell>
          <table:table-cell office:value-type="float" office:value="126.2" calcext:value-type="float">
            <text:p>126.2</text:p>
          </table:table-cell>
          <table:table-cell office:value-type="float" office:value="126.6" calcext:value-type="float">
            <text:p>126.6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9" calcext:value-type="float">
            <text:p>139.9</text:p>
          </table:table-cell>
          <table:table-cell office:value-type="float" office:value="146.6" calcext:value-type="float">
            <text:p>146.6</text:p>
          </table:table-cell>
          <table:table-cell office:value-type="float" office:value="296.6" calcext:value-type="float">
            <text:p>296.6</text:p>
          </table:table-cell>
          <table:table-cell office:value-type="float" office:value="259.9" calcext:value-type="float">
            <text:p>259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7" calcext:value-type="float">
            <text:p>15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28.8" calcext:value-type="float">
            <text:p>128.8</text:p>
          </table:table-cell>
          <table:table-cell office:value-type="float" office:value="182" calcext:value-type="float">
            <text:p>182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8" calcext:value-type="float">
            <text:p>168.8</text:p>
          </table:table-cell>
          <table:table-cell office:value-type="float" office:value="213.4" calcext:value-type="float">
            <text:p>213.4</text:p>
          </table:table-cell>
          <table:table-cell office:value-type="float" office:value="204.4" calcext:value-type="float">
            <text:p>204.4</text:p>
          </table:table-cell>
          <table:table-cell office:value-type="float" office:value="145.8" calcext:value-type="float">
            <text:p>145.8</text:p>
          </table:table-cell>
          <table:table-cell office:value-type="float" office:value="256.5" calcext:value-type="float">
            <text:p>256.5</text:p>
          </table:table-cell>
          <table:table-cell office:value-type="float" office:value="135" calcext:value-type="float">
            <text:p>135</text:p>
          </table:table-cell>
          <table:table-cell office:value-type="float" office:value="144.3" calcext:value-type="float">
            <text:p>144.3</text:p>
          </table:table-cell>
          <table:table-cell office:value-type="float" office:value="127.8" calcext:value-type="float">
            <text:p>127.8</text:p>
          </table:table-cell>
          <table:table-cell office:value-type="float" office:value="101.4" calcext:value-type="float">
            <text:p>101.4</text:p>
          </table:table-cell>
          <table:table-cell office:value-type="float" office:value="127.5" calcext:value-type="float">
            <text:p>127.5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2" table:number-rows-repeated="34">
          <table:table-cell table:number-columns-repeated="43"/>
        </table:table-row>
        <table:table-row table:style-name="ro2" table:number-rows-repeated="7">
          <table:table-cell/>
          <table:table-cell table:style-name="Default"/>
          <table:table-cell table:number-columns-repeated="41"/>
        </table:table-row>
        <table:table-row table:style-name="ro2" table:number-rows-repeated="31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  <table:database-ranges>
        <table:database-range table:name="__Anonymous_Sheet_DB__0" table:target-range-address="Thermal.A3:Thermal.AMJ44" table:contains-header="false">
          <table:sort>
            <table:sort-by table:field-number="3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8:45:10.540270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es_20_Thermal_20_Vulnerability" style:display-name="PageStyle_Tie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Constant_20_Calc" style:display-name="PageStyle_Time Constan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e_20_Temp_20_Limits" style:display-name="PageStyle_Tie Temp Lim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former_20_Ages" style:display-name="PageStyle_Transformer 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ings_20_Thermal_20_Vulnerability" style:display-name="PageStyle_Winding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_20_and_20_Phase_20_Fractional_20_Populations" style:display-name="PageStyle_Voltage and Phase Fractional Pop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C_20_per_20_Phase_20_per_20_Unit_20_Field" style:display-name="PageStyle_GIC per Phase per Unit F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4-21T17:48:04.850892475</dc:date>
    <meta:editing-duration>P1DT22H33S</meta:editing-duration>
    <meta:editing-cycles>20</meta:editing-cycles>
    <meta:document-statistic meta:table-count="4" meta:cell-count="1868" meta:object-count="0"/>
  </office:meta>
</office:document-meta>
</file>